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L Gothic" svg:font-family="'VL Gothi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6.92mm"/>
    </style:style>
    <style:style style:name="co2" style:family="table-column">
      <style:table-column-properties fo:break-before="auto" style:column-width="42.7mm"/>
    </style:style>
    <style:style style:name="co3" style:family="table-column">
      <style:table-column-properties fo:break-before="auto" style:column-width="40.92mm"/>
    </style:style>
    <style:style style:name="co4" style:family="table-column">
      <style:table-column-properties fo:break-before="auto" style:column-width="10.16mm"/>
    </style:style>
    <style:style style:name="co5" style:family="table-column">
      <style:table-column-properties fo:break-before="auto" style:column-width="17.3mm"/>
    </style:style>
    <style:style style:name="co6" style:family="table-column">
      <style:table-column-properties fo:break-before="auto" style:column-width="182.4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5.9mm"/>
    </style:style>
    <style:style style:name="co9" style:family="table-column">
      <style:table-column-properties fo:break-before="auto" style:column-width="42.16mm"/>
    </style:style>
    <style:style style:name="co10" style:family="table-column">
      <style:table-column-properties fo:break-before="auto" style:column-width="40.62mm"/>
    </style:style>
    <style:style style:name="co11" style:family="table-column">
      <style:table-column-properties fo:break-before="auto" style:column-width="211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L Gothic" style:font-size-asian="10pt" style:language-asian="ja" style:country-asian="JP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color="#ce181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L Gothic" style:font-size-asian="10pt" style:language-asian="ja" style:country-asian="JP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単体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値</text:p>
          </table:table-cell>
          <table:table-cell office:value-type="string" calcext:value-type="string">
            <text:p>形状</text:p>
          </table:table-cell>
          <table:table-cell office:value-type="string" calcext:value-type="string">
            <text:p>個数</text:p>
          </table:table-cell>
          <table:table-cell office:value-type="string" calcext:value-type="string">
            <text:p>単価</text:p>
          </table:table-cell>
          <table:table-cell office:value-type="string" calcext:value-type="string">
            <text:p>小計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float" office:value="10" calcext:value-type="float">
            <text:p>10</text:p>
          </table:table-cell>
          <table:table-cell office:value-type="float" office:value="1608" calcext:value-type="float">
            <text:p>160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2]*[.E2]" office:value-type="float" office:value="36" calcext:value-type="float">
            <text:p>36</text:p>
          </table:table-cell>
          <table:table-cell office:value-type="string" calcext:value-type="string">
            <text:p><text:a xlink:href="https://www.digikey.jp/product-detail/ja/rohm-semiconductor/ESR03EZPJ102/RHM1.0KDCT-ND/1762924" xlink:type="simple">https://www.digikey.jp/product-detail/ja/rohm-semiconductor/ESR03EZPJ102/RHM1.0KDCT-ND/1762924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float" office:value="100" calcext:value-type="float">
            <text:p>100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3]*[.E3]" office:value-type="float" office:value="12" calcext:value-type="float">
            <text:p>12</text:p>
          </table:table-cell>
          <table:table-cell office:value-type="string" calcext:value-type="string">
            <text:p><text:a xlink:href="https://www.digikey.jp/product-detail/ja/yageo/RT0603FRE07100RL/YAG2320CT-ND/5252434" xlink:type="simple">https://www.digikey.jp/product-detail/ja/yageo/RT0603FRE07100RL/YAG2320CT-ND/5252434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30k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4]*[.E4]" office:value-type="float" office:value="9" calcext:value-type="float">
            <text:p>9</text:p>
          </table:table-cell>
          <table:table-cell office:value-type="string" calcext:value-type="string">
            <text:p><text:a xlink:href="https://www.digikey.jp/product-detail/ja/yageo/RC0402JR-07130KL/YAG3273CT-ND/5282139" xlink:type="simple">https://www.digikey.jp/product-detail/ja/yageo/RC0402JR-07130KL/YAG3273CT-ND/5282139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k</text:p>
          </table:table-cell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D5]*[.E5]" office:value-type="float" office:value="18" calcext:value-type="float">
            <text:p>18</text:p>
          </table:table-cell>
          <table:table-cell office:value-type="string" calcext:value-type="string">
            <text:p><text:a xlink:href="https://www.digikey.jp/product-detail/ja/yageo/RC0402JR-071KL/311-1.0KJRCT-ND/729355" xlink:type="simple">https://www.digikey.jp/product-detail/ja/yageo/RC0402JR-071KL/311-1.0KJRCT-ND/729355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2.2k</text:p>
          </table:table-cell>
          <table:table-cell office:value-type="float" office:value="4122" calcext:value-type="float">
            <text:p>412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D6]*[.E6]" office:value-type="float" office:value="56" calcext:value-type="float">
            <text:p>56</text:p>
          </table:table-cell>
          <table:table-cell office:value-type="string" calcext:value-type="string">
            <text:p><text:a xlink:href="https://www.digikey.jp/product-detail/ja/te-connectivity-passive-product/SMF32K2JT/A131681CT-ND/8603811" xlink:type="simple">https://www.digikey.jp/product-detail/ja/te-connectivity-passive-product/SMF32K2JT/A131681CT-ND/8603811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2.2k</text:p>
          </table:table-cell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D7]*[.E7]" office:value-type="float" office:value="24" calcext:value-type="float">
            <text:p>24</text:p>
          </table:table-cell>
          <table:table-cell office:value-type="string" calcext:value-type="string">
            <text:p><text:a xlink:href="https://www.digikey.jp/product-detail/ja/yageo/RC0402FR-072K2L/311-2.20KLRCT-ND/729500" xlink:type="simple">https://www.digikey.jp/product-detail/ja/yageo/RC0402FR-072K2L/311-2.20KLRCT-ND/729500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2.4k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8]*[.E8]" office:value-type="float" office:value="12" calcext:value-type="float">
            <text:p>12</text:p>
          </table:table-cell>
          <table:table-cell office:value-type="string" calcext:value-type="string">
            <text:p><text:a xlink:href="https://www.digikey.jp/product-detail/ja/yageo/RC0402JR-072K4L/311-2.4KJRCT-ND/729384" xlink:type="simple">https://www.digikey.jp/product-detail/ja/yageo/RC0402JR-072K4L/311-2.4KJRCT-ND/729384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float" office:value="22" calcext:value-type="float">
            <text:p>22</text:p>
          </table:table-cell>
          <table:table-cell office:value-type="float" office:value="1608" calcext:value-type="float">
            <text:p>160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D9]*[.E9]" office:value-type="float" office:value="24" calcext:value-type="float">
            <text:p>24</text:p>
          </table:table-cell>
          <table:table-cell office:value-type="string" calcext:value-type="string">
            <text:p><text:a xlink:href="https://www.digikey.jp/product-detail/ja/yageo/RC0603JR-0722RL/311-22GRCT-ND/729690" xlink:type="simple">https://www.digikey.jp/product-detail/ja/yageo/RC0603JR-0722RL/311-22GRCT-ND/729690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float" office:value="2.2" calcext:value-type="float">
            <text:p>2.2</text:p>
          </table:table-cell>
          <table:table-cell office:value-type="float" office:value="1608" calcext:value-type="float">
            <text:p>160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D10]*[.E10]" office:value-type="float" office:value="48" calcext:value-type="float">
            <text:p>48</text:p>
          </table:table-cell>
          <table:table-cell office:value-type="string" calcext:value-type="string">
            <text:p><text:a xlink:href="https://www.digikey.jp/product-detail/ja/yageo/RC0603JR-072R2L/311-2.2GRCT-ND/729675" xlink:type="simple">https://www.digikey.jp/product-detail/ja/yageo/RC0603JR-072R2L/311-2.2GRCT-ND/729675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20k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1]*[.E11]" office:value-type="float" office:value="9" calcext:value-type="float">
            <text:p>9</text:p>
          </table:table-cell>
          <table:table-cell office:value-type="string" calcext:value-type="string">
            <text:p><text:a xlink:href="https://www.digikey.jp/product-detail/ja/yageo/RC0402JR-07120KL/311-120KJRCT-ND/729368" xlink:type="simple">https://www.digikey.jp/product-detail/ja/yageo/RC0402JR-07120KL/311-120KJRCT-ND/729368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2k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12]*[.E12]" office:value-type="float" office:value="12" calcext:value-type="float">
            <text:p>12</text:p>
          </table:table-cell>
          <table:table-cell office:value-type="string" calcext:value-type="string">
            <text:p><text:a xlink:href="https://www.digikey.jp/product-detail/ja/yageo/RC0402FR-072KL/311-2KLRCT-ND/2827883" xlink:type="simple">https://www.digikey.jp/product-detail/ja/yageo/RC0402FR-072KL/311-2KLRCT-ND/2827883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R4-FC4L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table:formula="of:=[.D13]*[.E13]" office:value-type="float" office:value="238" calcext:value-type="float">
            <text:p>238</text:p>
          </table:table-cell>
          <table:table-cell office:value-type="string" calcext:value-type="string">
            <text:p><text:a xlink:href="https://www.digikey.jp/product-detail/ja/ohmite/FC4L64R002GER/FC4L64R002GERCT-ND/3476134" xlink:type="simple">https://www.digikey.jp/product-detail/ja/ohmite/FC4L64R002GER/FC4L64R002GERCT-ND/3476134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3.3k</text:p>
          </table:table-cell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D14]*[.E14]" office:value-type="float" office:value="18" calcext:value-type="float">
            <text:p>18</text:p>
          </table:table-cell>
          <table:table-cell office:value-type="string" calcext:value-type="string">
            <text:p><text:a xlink:href="https://www.digikey.jp/product-detail/ja/yageo/AC0402FR-073K3L/YAG3483CT-ND/6006332" xlink:type="simple">https://www.digikey.jp/product-detail/ja/yageo/AC0402FR-073K3L/YAG3483CT-ND/6006332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float" office:value="330" calcext:value-type="float">
            <text:p>330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D15]*[.E15]" office:value-type="float" office:value="48" calcext:value-type="float">
            <text:p>48</text:p>
          </table:table-cell>
          <table:table-cell office:value-type="string" calcext:value-type="string">
            <text:p><text:a xlink:href="https://www.digikey.jp/product-detail/ja/yageo/RC0402JR-07330RL/311-330JRCT-ND/729412" xlink:type="simple">https://www.digikey.jp/product-detail/ja/yageo/RC0402JR-07330RL/311-330JRCT-ND/729412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33k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D16]*[.E16]" office:value-type="float" office:value="36" calcext:value-type="float">
            <text:p>36</text:p>
          </table:table-cell>
          <table:table-cell office:value-type="string" calcext:value-type="string">
            <text:p><text:a xlink:href="https://www.digikey.jp/product-detail/ja/yageo/RC0402JR-0733KL/311-33KJRCT-ND/729415" xlink:type="simple">https://www.digikey.jp/product-detail/ja/yageo/RC0402JR-0733KL/311-33KJRCT-ND/729415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0k</text:p>
          </table:table-cell>
          <table:table-cell office:value-type="float" office:value="1005" calcext:value-type="float">
            <text:p>1005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.7</text:p>
          </table:table-cell>
          <table:table-cell table:formula="of:=[.D17]*[.E17]" office:value-type="float" office:value="30.6" calcext:value-type="float">
            <text:p>30.6</text:p>
          </table:table-cell>
          <table:table-cell office:value-type="string" calcext:value-type="string">
            <text:p><text:a xlink:href="https://www.digikey.jp/product-detail/ja/yageo/RC0402JR-0710KL/311-10KJRCT-ND/729365" xlink:type="simple">https://www.digikey.jp/product-detail/ja/yageo/RC0402JR-0710KL/311-10KJRCT-ND/729365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0.3m</text:p>
          </table:table-cell>
          <table:table-cell office:value-type="string" calcext:value-type="string">
            <text:p>WSL4026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table:formula="of:=[.D18]*[.E18]" office:value-type="float" office:value="344" calcext:value-type="float">
            <text:p>344</text:p>
          </table:table-cell>
          <table:table-cell office:value-type="string" calcext:value-type="string">
            <text:p><text:a xlink:href="https://www.digikey.jp/product-detail/ja/vishay-dale/WSL4026L3000FEB/WSLR-.0003CT-ND/2695229" xlink:type="simple">https://www.digikey.jp/product-detail/ja/vishay-dale/WSL4026L3000FEB/WSLR-.0003CT-ND/2695229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.2M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19]*[.E19]" office:value-type="float" office:value="12" calcext:value-type="float">
            <text:p>12</text:p>
          </table:table-cell>
          <table:table-cell office:value-type="string" calcext:value-type="string">
            <text:p><text:a xlink:href="https://www.digikey.jp/product-detail/ja/yageo/RC0402JR-071M2L/YAG3282CT-ND/5282148" xlink:type="simple">https://www.digikey.jp/product-detail/ja/yageo/RC0402JR-071M2L/YAG3282CT-ND/5282148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.5M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20]*[.E20]" office:value-type="float" office:value="9" calcext:value-type="float">
            <text:p>9</text:p>
          </table:table-cell>
          <table:table-cell office:value-type="string" calcext:value-type="string">
            <text:p><text:a xlink:href="https://www.digikey.jp/product-detail/ja/yageo/RC0402JR-071M5L/311-1.5MJRCT-ND/729360" xlink:type="simple">https://www.digikey.jp/product-detail/ja/yageo/RC0402JR-071M5L/311-1.5MJRCT-ND/729360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float" office:value="750" calcext:value-type="float">
            <text:p>750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21]*[.E21]" office:value-type="float" office:value="12" calcext:value-type="float">
            <text:p>12</text:p>
          </table:table-cell>
          <table:table-cell office:value-type="string" calcext:value-type="string">
            <text:p><text:a xlink:href="https://www.digikey.jp/product-detail/ja/yageo/RC0402FR-07750RL/311-750LRCT-ND/2827891" xlink:type="simple">https://www.digikey.jp/product-detail/ja/yageo/RC0402FR-07750RL/311-750LRCT-ND/2827891</text:a></text:p>
          </table:table-cell>
        </table:table-row>
        <table:table-row table:style-name="ro1">
          <table:table-cell office:value-type="string" calcext:value-type="string">
            <text:p>アルミ電解コンデンサ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D=6.30[mm]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formula="of:=[.D22]*[.E22]" office:value-type="float" office:value="101" calcext:value-type="float">
            <text:p>101</text:p>
          </table:table-cell>
          <table:table-cell office:value-type="string" calcext:value-type="string">
            <text:p><text:a xlink:href="https://www.digikey.jp/product-detail/ja/nichicon/UCV1V221MCL1GS/493-14355-1-ND/5724342" xlink:type="simple">https://www.digikey.jp/product-detail/ja/nichicon/UCV1V221MCL1GS/493-14355-1-ND/5724342</text:a></text:p>
          </table:table-cell>
        </table:table-row>
        <table:table-row table:style-name="ro1">
          <table:table-cell office:value-type="string" calcext:value-type="string">
            <text:p>積層セラミックコンデンサ</text:p>
          </table:table-cell>
          <table:table-cell office:value-type="string" calcext:value-type="string">
            <text:p>0.1u</text:p>
          </table:table-cell>
          <table:table-cell office:value-type="float" office:value="1005" calcext:value-type="float">
            <text:p>1005</text:p>
          </table:table-cell>
          <table:table-cell office:value-type="float" office:value="10" calcext:value-type="float">
            <text:p>10</text:p>
          </table:table-cell>
          <table:table-cell office:value-type="float" office:value="11.9" calcext:value-type="float">
            <text:p>11.9</text:p>
          </table:table-cell>
          <table:table-cell table:formula="of:=[.D23]*[.E23]" office:value-type="float" office:value="119" calcext:value-type="float">
            <text:p>119</text:p>
          </table:table-cell>
          <table:table-cell office:value-type="string" calcext:value-type="string">
            <text:p><text:a xlink:href="https://www.digikey.jp/product-detail/ja/taiyo-yuden/GMK105BJ104KV-F/587-1994-6-ND/1646692" xlink:type="simple">https://www.digikey.jp/product-detail/ja/taiyo-yuden/GMK105BJ104KV-F/587-1994-6-ND/1646692</text:a></text:p>
          </table:table-cell>
        </table:table-row>
        <table:table-row table:style-name="ro1">
          <table:table-cell office:value-type="string" calcext:value-type="string">
            <text:p>積層セラミックコンデンサ</text:p>
          </table:table-cell>
          <table:table-cell office:value-type="string" calcext:value-type="string">
            <text:p>0.22u</text:p>
          </table:table-cell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D24]*[.E24]" office:value-type="float" office:value="24" calcext:value-type="float">
            <text:p>24</text:p>
          </table:table-cell>
          <table:table-cell office:value-type="string" calcext:value-type="string">
            <text:p><text:a xlink:href="https://www.digikey.jp/product-detail/ja/samsung-electro-mechanics/CL05F224ZO5NNNC/1276-1060-1-ND/3889146" xlink:type="simple">https://www.digikey.jp/product-detail/ja/samsung-electro-mechanics/CL05F224ZO5NNNC/1276-1060-1-ND/3889146</text:a></text:p>
          </table:table-cell>
        </table:table-row>
        <table:table-row table:style-name="ro1">
          <table:table-cell office:value-type="string" calcext:value-type="string">
            <text:p>積層セラミックコンデンサ</text:p>
          </table:table-cell>
          <table:table-cell office:value-type="string" calcext:value-type="string">
            <text:p>0.47n</text:p>
          </table:table-cell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D25]*[.E25]" office:value-type="float" office:value="24" calcext:value-type="float">
            <text:p>24</text:p>
          </table:table-cell>
          <table:table-cell office:value-type="string" calcext:value-type="string">
            <text:p><text:a xlink:href="https://www.digikey.jp/product-detail/ja/tdk-corporation/CGA2B2C0G1H471J050BA/445-5604-1-ND/2443644" xlink:type="simple">https://www.digikey.jp/product-detail/ja/tdk-corporation/CGA2B2C0G1H471J050BA/445-5604-1-ND/2443644</text:a></text:p>
          </table:table-cell>
        </table:table-row>
        <table:table-row table:style-name="ro1">
          <table:table-cell office:value-type="string" calcext:value-type="string">
            <text:p>積層セラミックコンデンサ</text:p>
          </table:table-cell>
          <table:table-cell office:value-type="string" calcext:value-type="string">
            <text:p>10n</text:p>
          </table:table-cell>
          <table:table-cell office:value-type="float" office:value="1005" calcext:value-type="float">
            <text:p>100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26]*[.E26]" office:value-type="float" office:value="36" calcext:value-type="float">
            <text:p>36</text:p>
          </table:table-cell>
          <table:table-cell office:value-type="string" calcext:value-type="string">
            <text:p><text:a xlink:href="https://www.digikey.jp/product-detail/ja/murata-electronics-north-america/GCM155R71H103KA55D/490-4762-1-ND/1641681" xlink:type="simple">https://www.digikey.jp/product-detail/ja/murata-electronics-north-america/GCM155R71H103KA55D/490-4762-1-ND/1641681</text:a></text:p>
          </table:table-cell>
        </table:table-row>
        <table:table-row table:style-name="ro1">
          <table:table-cell office:value-type="string" calcext:value-type="string">
            <text:p>積層セラミックコンデンサ</text:p>
          </table:table-cell>
          <table:table-cell office:value-type="string" calcext:value-type="string">
            <text:p>10p</text:p>
          </table:table-cell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D27]*[.E27]" office:value-type="float" office:value="24" calcext:value-type="float">
            <text:p>24</text:p>
          </table:table-cell>
          <table:table-cell office:value-type="string" calcext:value-type="string">
            <text:p><text:a xlink:href="https://www.digikey.jp/product-detail/ja/murata-electronics-north-america/GRM1555C1H100GA01D/490-6187-1-ND/3845387" xlink:type="simple">https://www.digikey.jp/product-detail/ja/murata-electronics-north-america/GRM1555C1H100GA01D/490-6187-1-ND/3845387</text:a></text:p>
          </table:table-cell>
        </table:table-row>
        <table:table-row table:style-name="ro1">
          <table:table-cell office:value-type="string" calcext:value-type="string">
            <text:p>積層セラミックコンデンサ</text:p>
          </table:table-cell>
          <table:table-cell office:value-type="string" calcext:value-type="string">
            <text:p>22n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28]*[.E28]" office:value-type="float" office:value="14" calcext:value-type="float">
            <text:p>14</text:p>
          </table:table-cell>
          <table:table-cell office:value-type="string" calcext:value-type="string">
            <text:p><text:a xlink:href="https://www.digikey.jp/product-detail/ja/tdk-corporation/CGA2B3X5R1H223M050BB/445-12206-1-ND/3953872" xlink:type="simple">https://www.digikey.jp/product-detail/ja/tdk-corporation/CGA2B3X5R1H223M050BB/445-12206-1-ND/3953872</text:a></text:p>
          </table:table-cell>
        </table:table-row>
        <table:table-row table:style-name="ro1">
          <table:table-cell office:value-type="string" calcext:value-type="string">
            <text:p>積層セラミックコンデンサ</text:p>
          </table:table-cell>
          <table:table-cell office:value-type="string" calcext:value-type="string">
            <text:p>4.7u</text:p>
          </table:table-cell>
          <table:table-cell office:value-type="float" office:value="1608" calcext:value-type="float">
            <text:p>160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[.D29]*[.E29]" office:value-type="float" office:value="100" calcext:value-type="float">
            <text:p>100</text:p>
          </table:table-cell>
          <table:table-cell office:value-type="string" calcext:value-type="string">
            <text:p><text:a xlink:href="https://www.digikey.jp/product-detail/ja/samsung-electro-mechanics/CL10A475KL8NRNC/1276-6794-1-ND/5961653" xlink:type="simple">https://www.digikey.jp/product-detail/ja/samsung-electro-mechanics/CL10A475KL8NRNC/1276-6794-1-ND/5961653</text:a></text:p>
          </table:table-cell>
        </table:table-row>
        <table:table-row table:style-name="ro1">
          <table:table-cell office:value-type="string" calcext:value-type="string">
            <text:p>積層セラミックコンデンサ</text:p>
          </table:table-cell>
          <table:table-cell office:value-type="string" calcext:value-type="string">
            <text:p>47n</text:p>
          </table:table-cell>
          <table:table-cell office:value-type="float" office:value="3216" calcext:value-type="float">
            <text:p>321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D30]*[.E30]" office:value-type="float" office:value="42" calcext:value-type="float">
            <text:p>42</text:p>
          </table:table-cell>
          <table:table-cell office:value-type="string" calcext:value-type="string">
            <text:p><text:a xlink:href="https://www.digikey.jp/product-detail/ja/murata-electronics-north-america/GRM31CR72H473KW09L/490-16312-1-ND/7363294" xlink:type="simple">https://www.digikey.jp/product-detail/ja/murata-electronics-north-america/GRM31CR72H473KW09L/490-16312-1-ND/7363294</text:a></text:p>
          </table:table-cell>
        </table:table-row>
        <table:table-row table:style-name="ro1">
          <table:table-cell office:value-type="string" calcext:value-type="string">
            <text:p>インダクタ</text:p>
          </table:table-cell>
          <table:table-cell office:value-type="string" calcext:value-type="string">
            <text:p>15u</text:p>
          </table:table-cell>
          <table:table-cell office:value-type="float" office:value="4949" calcext:value-type="float">
            <text:p>4949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[.D31]*[.E31]" office:value-type="float" office:value="70" calcext:value-type="float">
            <text:p>70</text:p>
          </table:table-cell>
          <table:table-cell office:value-type="string" calcext:value-type="string">
            <text:p><text:a xlink:href="https://www.digikey.jp/product-detail/ja/taiyo-yuden/NRS5040T150MMGJV/587-6108-1-ND/8573098" xlink:type="simple">https://www.digikey.jp/product-detail/ja/taiyo-yuden/NRS5040T150MMGJV/587-6108-1-ND/8573098</text:a></text:p>
          </table:table-cell>
        </table:table-row>
        <table:table-row table:style-name="ro1">
          <table:table-cell office:value-type="string" calcext:value-type="string">
            <text:p>インダクタ</text:p>
          </table:table-cell>
          <table:table-cell office:value-type="string" calcext:value-type="string">
            <text:p>8.2u</text:p>
          </table:table-cell>
          <table:table-cell table:style-name="ce2" office:value-type="float" office:value="6664" calcext:value-type="float">
            <text:p>6664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formula="of:=[.D32]*[.E32]" office:value-type="float" office:value="190" calcext:value-type="float">
            <text:p>190</text:p>
          </table:table-cell>
          <table:table-cell office:value-type="string" calcext:value-type="string">
            <text:p><text:a xlink:href="https://www.digikey.jp/product-detail/ja/bourns-inc/SRP6060FA-8R2M/SRP6060FA-8R2MCT-ND/9351142" xlink:type="simple">https://www.digikey.jp/product-detail/ja/bourns-inc/SRP6060FA-8R2M/SRP6060FA-8R2MCT-ND/9351142</text:a></text:p>
          </table:table-cell>
        </table:table-row>
        <table:table-row table:style-name="ro1">
          <table:table-cell office:value-type="string" calcext:value-type="string">
            <text:p>フューズ</text:p>
          </table:table-cell>
          <table:table-cell office:value-type="string" calcext:value-type="string">
            <text:p>15A</text:p>
          </table:table-cell>
          <table:table-cell table:style-name="ce2" office:value-type="float" office:value="3216" calcext:value-type="float">
            <text:p>3216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D33]*[.E33]" office:value-type="float" office:value="114" calcext:value-type="float">
            <text:p>114</text:p>
          </table:table-cell>
          <table:table-cell office:value-type="string" calcext:value-type="string">
            <text:p><text:a xlink:href="https://www.digikey.jp/product-detail/ja/littelfuse-inc/0501015.WR/F2919CT-ND/1953081" xlink:type="simple">https://www.digikey.jp/product-detail/ja/littelfuse-inc/0501015.WR/F2919CT-ND/1953081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table:style-name="ce2" office:value-type="string" calcext:value-type="string">
            <text:p>AD8601</text:p>
          </table:table-cell>
          <table:table-cell table:style-name="ce2" office:value-type="string" calcext:value-type="string">
            <text:p>SOT23-5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table:formula="of:=[.D34]*[.E34]" office:value-type="float" office:value="138" calcext:value-type="float">
            <text:p>138</text:p>
          </table:table-cell>
          <table:table-cell office:value-type="string" calcext:value-type="string">
            <text:p><text:a xlink:href="https://www.digikey.jp/product-detail/ja/analog-devices-inc/AD8601WDRTZ-REEL7/AD8601WDRTZ-REEL7CT-ND/2237758" xlink:type="simple">https://www.digikey.jp/product-detail/ja/analog-devices-inc/AD8601WDRTZ-REEL7/AD8601WDRTZ-REEL7CT-ND/2237758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table:style-name="ce2" office:value-type="string" calcext:value-type="string">
            <text:p>ADCMP350YKSZ</text:p>
          </table:table-cell>
          <table:table-cell table:style-name="ce2" office:value-type="string" calcext:value-type="string">
            <text:p>KS_4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table:formula="of:=[.D35]*[.E35]" office:value-type="float" office:value="129" calcext:value-type="float">
            <text:p>129</text:p>
          </table:table-cell>
          <table:table-cell office:value-type="string" calcext:value-type="string">
            <text:p><text:a xlink:href="https://www.digikey.jp/product-detail/ja/analog-devices-inc/ADCMP350YKSZ-REEL7/ADCMP350YKSZ-REEL7CT-ND/2467894" xlink:type="simple">https://www.digikey.jp/product-detail/ja/analog-devices-inc/ADCMP350YKSZ-REEL7/ADCMP350YKSZ-REEL7CT-ND/2467894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table:style-name="ce2" office:value-type="string" calcext:value-type="string">
            <text:p>ADR5041</text:p>
          </table:table-cell>
          <table:table-cell table:style-name="ce2" office:value-type="string" calcext:value-type="string">
            <text:p>SC70-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table:formula="of:=[.D36]*[.E36]" office:value-type="float" office:value="113" calcext:value-type="float">
            <text:p>113</text:p>
          </table:table-cell>
          <table:table-cell office:value-type="string" calcext:value-type="string">
            <text:p><text:a xlink:href="https://www.digikey.jp/product-detail/ja/analog-devices-inc/ADR5041AKSZ-REEL7/ADR5041AKSZ-REEL7CT-ND/3830854" xlink:type="simple">https://www.digikey.jp/product-detail/ja/analog-devices-inc/ADR5041AKSZ-REEL7/ADR5041AKSZ-REEL7CT-ND/3830854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table:style-name="ce2" office:value-type="string" calcext:value-type="string">
            <text:p>INA213</text:p>
          </table:table-cell>
          <table:table-cell table:style-name="ce2" office:value-type="string" calcext:value-type="string">
            <text:p>SC70-6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table:formula="of:=[.D37]*[.E37]" office:value-type="float" office:value="178" calcext:value-type="float">
            <text:p>178</text:p>
          </table:table-cell>
          <table:table-cell office:value-type="string" calcext:value-type="string">
            <text:p><text:a xlink:href="https://www.digikey.jp/product-detail/ja/texas-instruments/INA213AIDCKR/296-26072-1-ND/2254845" xlink:type="simple">https://www.digikey.jp/product-detail/ja/texas-instruments/INA213AIDCKR/296-26072-1-ND/2254845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table:style-name="ce2" office:value-type="string" calcext:value-type="string">
            <text:p>MAX3051ESA+</text:p>
          </table:table-cell>
          <table:table-cell table:style-name="ce2" office:value-type="string" calcext:value-type="string">
            <text:p>SOIC127P600X175-8N</text:p>
          </table:table-cell>
          <table:table-cell office:value-type="float" office:value="1" calcext:value-type="float">
            <text:p>1</text:p>
          </table:table-cell>
          <table:table-cell office:value-type="float" office:value="391" calcext:value-type="float">
            <text:p>391</text:p>
          </table:table-cell>
          <table:table-cell table:formula="of:=[.D38]*[.E38]" office:value-type="float" office:value="391" calcext:value-type="float">
            <text:p>391</text:p>
          </table:table-cell>
          <table:table-cell office:value-type="string" calcext:value-type="string">
            <text:p><text:a xlink:href="https://www.digikey.jp/product-detail/ja/maxim-integrated/MAX3051ESA-T/MAX3051ESA-CT-ND/5402433" xlink:type="simple">https://www.digikey.jp/product-detail/ja/maxim-integrated/MAX3051ESA-T/MAX3051ESA-CT-ND/5402433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table:style-name="ce2" office:value-type="string" calcext:value-type="string">
            <text:p>MIC5219-3.3YMM</text:p>
          </table:table-cell>
          <table:table-cell table:style-name="ce2" office:value-type="string" calcext:value-type="string">
            <text:p>MSOP-8_MM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formula="of:=[.D39]*[.E39]" office:value-type="float" office:value="141" calcext:value-type="float">
            <text:p>141</text:p>
          </table:table-cell>
          <table:table-cell office:value-type="string" calcext:value-type="string">
            <text:p><text:a xlink:href="https://www.digikey.jp/product-detail/ja/microchip-technology/MIC5219-3.3YMM-TR/MIC5219-3.3YMM-CT-ND/9450540" xlink:type="simple">https://www.digikey.jp/product-detail/ja/microchip-technology/MIC5219-3.3YMM-TR/MIC5219-3.3YMM-CT-ND/9450540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table:style-name="ce2" office:value-type="string" calcext:value-type="string">
            <text:p>LT6108-2</text:p>
          </table:table-cell>
          <table:table-cell table:style-name="ce2" office:value-type="string" calcext:value-type="string">
            <text:p>MSOP8</text:p>
          </table:table-cell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table:formula="of:=[.D40]*[.E40]" office:value-type="float" office:value="385" calcext:value-type="float">
            <text:p>385</text:p>
          </table:table-cell>
          <table:table-cell office:value-type="string" calcext:value-type="string">
            <text:p><text:a xlink:href="https://www.digikey.jp/product-detail/ja/linear-technology-analog-devices/LT6108IMS8-2-PBF/LT6108IMS8-2-PBF-ND/2734947" xlink:type="simple">https://www.digikey.jp/product-detail/ja/linear-technology-analog-devices/LT6108IMS8-2-PBF/LT6108IMS8-2-PBF-ND/2734947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table:style-name="ce2" office:value-type="string" calcext:value-type="string">
            <text:p>LM5160QPWPRQ1</text:p>
          </table:table-cell>
          <table:table-cell table:style-name="ce2" office:value-type="string" calcext:value-type="string">
            <text:p>SOP65P640X110-15N</text:p>
          </table:table-cell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table:formula="of:=[.D41]*[.E41]" office:value-type="float" office:value="605" calcext:value-type="float">
            <text:p>605</text:p>
          </table:table-cell>
          <table:table-cell office:value-type="string" calcext:value-type="string">
            <text:p><text:a xlink:href="https://www.digikey.jp/product-detail/ja/texas-instruments/LM5160QPWPRQ1/296-42408-1-ND/5358045" xlink:type="simple">https://www.digikey.jp/product-detail/ja/texas-instruments/LM5160QPWPRQ1/296-42408-1-ND/5358045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table:style-name="ce2" office:value-type="string" calcext:value-type="string">
            <text:p>LPC1549JBD48</text:p>
          </table:table-cell>
          <table:table-cell table:style-name="ce2" office:value-type="string" calcext:value-type="string">
            <text:p>QFP48</text:p>
          </table:table-cell>
          <table:table-cell office:value-type="float" office:value="1" calcext:value-type="float">
            <text:p>1</text:p>
          </table:table-cell>
          <table:table-cell office:value-type="float" office:value="864" calcext:value-type="float">
            <text:p>864</text:p>
          </table:table-cell>
          <table:table-cell table:formula="of:=[.D42]*[.E42]" office:value-type="float" office:value="864" calcext:value-type="float">
            <text:p>864</text:p>
          </table:table-cell>
          <table:table-cell office:value-type="string" calcext:value-type="string">
            <text:p><text:a xlink:href="https://www.digikey.jp/products/ja?keywords=LPC1549JBD48" xlink:type="simple">https://www.digikey.jp/products/ja?keywords=LPC1549JBD48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table:style-name="ce2" office:value-type="string" calcext:value-type="string">
            <text:p>TPD4S014DSQ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formula="of:=[.D43]*[.E43]" office:value-type="float" office:value="205" calcext:value-type="float">
            <text:p>205</text:p>
          </table:table-cell>
          <table:table-cell office:value-type="string" calcext:value-type="string">
            <text:p><text:a xlink:href="https://www.digikey.jp/product-detail/ja/texas-instruments/TPD4S014DSQR/296-29093-1-ND/2688396" xlink:type="simple">https://www.digikey.jp/product-detail/ja/texas-instruments/TPD4S014DSQR/296-29093-1-ND/2688396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table:style-name="ce2" office:value-type="string" calcext:value-type="string">
            <text:p>UCC27212DPR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table:formula="of:=[.D44]*[.E44]" office:value-type="float" office:value="491" calcext:value-type="float">
            <text:p>491</text:p>
          </table:table-cell>
          <table:table-cell office:value-type="string" calcext:value-type="string">
            <text:p><text:a xlink:href="https://www.digikey.jp/product-detail/ja/texas-instruments/UCC27212DPRT/296-47091-1-ND/7596472" xlink:type="simple">https://www.digikey.jp/product-detail/ja/texas-instruments/UCC27212DPRT/296-47091-1-ND/7596472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table:style-name="ce2" office:value-type="string" calcext:value-type="string">
            <text:p>UCC27512DRS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formula="of:=[.D45]*[.E45]" office:value-type="float" office:value="173" calcext:value-type="float">
            <text:p>173</text:p>
          </table:table-cell>
          <table:table-cell office:value-type="string" calcext:value-type="string">
            <text:p><text:a xlink:href="https://www.digikey.jp/product-detail/ja/texas-instruments/UCC27512DRSR/296-34812-1-ND/3523717" xlink:type="simple">https://www.digikey.jp/product-detail/ja/texas-instruments/UCC27512DRSR/296-34812-1-ND/3523717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table:style-name="ce2" office:value-type="string" calcext:value-type="string">
            <text:p>UCC27524DGN-NOPA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table:formula="of:=[.D46]*[.E46]" office:value-type="float" office:value="206" calcext:value-type="float">
            <text:p>206</text:p>
          </table:table-cell>
          <table:table-cell office:value-type="string" calcext:value-type="string">
            <text:p><text:a xlink:href="https://www.digikey.jp/product-detail/ja/texas-instruments/UCC27524DGNR/296-30607-1-ND/3486672" xlink:type="simple">https://www.digikey.jp/product-detail/ja/texas-instruments/UCC27524DGNR/296-30607-1-ND/3486672</text:a></text:p>
          </table:table-cell>
        </table:table-row>
        <table:table-row table:style-name="ro1">
          <table:table-cell office:value-type="string" calcext:value-type="string">
            <text:p>IGBT</text:p>
          </table:table-cell>
          <table:table-cell table:style-name="ce2" office:value-type="string" calcext:value-type="string">
            <text:p><text:s/>IXXH80N65B4 </text:p>
          </table:table-cell>
          <table:table-cell office:value-type="string" calcext:value-type="string">
            <text:p>TO247-3</text:p>
          </table:table-cell>
          <table:table-cell office:value-type="float" office:value="2" calcext:value-type="float">
            <text:p>2</text:p>
          </table:table-cell>
          <table:table-cell office:value-type="float" office:value="803" calcext:value-type="float">
            <text:p>803</text:p>
          </table:table-cell>
          <table:table-cell table:formula="of:=[.D47]*[.E47]" office:value-type="float" office:value="1606" calcext:value-type="float">
            <text:p>1606</text:p>
          </table:table-cell>
          <table:table-cell office:value-type="string" calcext:value-type="string">
            <text:p><text:a xlink:href="https://www.digikey.jp/product-detail/ja/ixys/IXXH80N65B4/IXXH80N65B4-ND/3908803" xlink:type="simple">https://www.digikey.jp/product-detail/ja/ixys/IXXH80N65B4/IXXH80N65B4-ND/3908803</text:a>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AO4444</text:p>
          </table:table-cell>
          <table:table-cell office:value-type="string" calcext:value-type="string">
            <text:p>SOIC8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table:formula="of:=[.D48]*[.E48]" office:value-type="float" office:value="422" calcext:value-type="float">
            <text:p>422</text:p>
          </table:table-cell>
          <table:table-cell office:value-type="string" calcext:value-type="string">
            <text:p><text:a xlink:href="https://www.digikey.jp/product-detail/ja/vishay-siliconix/SI4090DY-T1-GE3/SI4090DY-T1-GE3CT-ND/3458171" xlink:type="simple">https://www.digikey.jp/product-detail/ja/vishay-siliconix/SI4090DY-T1-GE3/SI4090DY-T1-GE3CT-ND/3458171</text:a>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BSP130</text:p>
          </table:table-cell>
          <table:table-cell office:value-type="string" calcext:value-type="string">
            <text:p>SOT23-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formula="of:=[.D49]*[.E49]" office:value-type="float" office:value="102" calcext:value-type="float">
            <text:p>102</text:p>
          </table:table-cell>
          <table:table-cell office:value-type="string" calcext:value-type="string">
            <text:p><text:a xlink:href="https://www.digikey.jp/product-detail/ja/nexperia-usa-inc/BSP130115/1727-4928-1-ND/2531507" xlink:type="simple">https://www.digikey.jp/product-detail/ja/nexperia-usa-inc/BSP130115/1727-4928-1-ND/2531507</text:a>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SOT23-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[.D50]*[.E50]" office:value-type="float" office:value="38" calcext:value-type="float">
            <text:p>38</text:p>
          </table:table-cell>
          <table:table-cell office:value-type="string" calcext:value-type="string">
            <text:p><text:a xlink:href="https://www.digikey.jp/product-detail/ja/on-semiconductor/BSS138/BSS138CT-ND/244294" xlink:type="simple">https://www.digikey.jp/product-detail/ja/on-semiconductor/BSS138/BSS138CT-ND/244294</text:a>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TK12P60W</text:p>
          </table:table-cell>
          <table:table-cell office:value-type="string" calcext:value-type="string">
            <text:p>DPAK-3</text:p>
          </table:table-cell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table:formula="of:=[.D51]*[.E51]" office:value-type="float" office:value="385" calcext:value-type="float">
            <text:p>385</text:p>
          </table:table-cell>
          <table:table-cell office:value-type="string" calcext:value-type="string">
            <text:p><text:a xlink:href="https://www.digikey.jp/product-detail/ja/infineon-technologies/IPD80R280P7ATMA1/IPD80R280P7ATMA1CT-ND/6228209" xlink:type="simple">https://www.digikey.jp/product-detail/ja/infineon-technologies/IPD80R280P7ATMA1/IPD80R280P7ATMA1CT-ND/6228209</text:a>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table:style-name="ce2" office:value-type="string" calcext:value-type="string">
            <text:p>ZXTN08400BFF</text:p>
          </table:table-cell>
          <table:table-cell office:value-type="string" calcext:value-type="string">
            <text:p>SOT23-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D52]*[.E52]" office:value-type="float" office:value="40" calcext:value-type="float">
            <text:p>40</text:p>
          </table:table-cell>
          <table:table-cell office:value-type="string" calcext:value-type="string">
            <text:p><text:a xlink:href="https://www.digikey.jp/product-detail/ja/on-semiconductor/FJV42MTF/FJV42MTFCT-ND/4553174" xlink:type="simple">https://www.digikey.jp/product-detail/ja/on-semiconductor/FJV42MTF/FJV42MTFCT-ND/4553174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table:style-name="ce2" office:value-type="string" calcext:value-type="string">
            <text:p>US5G-TP</text:p>
          </table:table-cell>
          <table:table-cell office:value-type="string" calcext:value-type="string">
            <text:p>DO214-AB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formula="of:=[.D53]*[.E53]" office:value-type="float" office:value="66" calcext:value-type="float">
            <text:p>66</text:p>
          </table:table-cell>
          <table:table-cell office:value-type="string" calcext:value-type="string">
            <text:p><text:a xlink:href="https://www.digikey.jp/product-detail/ja/micro-commercial-co/US5G-TP/US5G-TPMSCT-ND/8554572" xlink:type="simple">https://www.digikey.jp/product-detail/ja/micro-commercial-co/US5G-TP/US5G-TPMSCT-ND/8554572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office:value-type="string" calcext:value-type="string">
            <text:p>SMAJ300</text:p>
          </table:table-cell>
          <table:table-cell office:value-type="string" calcext:value-type="string">
            <text:p>DO-214AC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formula="of:=[.D54]*[.E54]" office:value-type="float" office:value="68" calcext:value-type="float">
            <text:p>68</text:p>
          </table:table-cell>
          <table:table-cell office:value-type="string" calcext:value-type="string">
            <text:p><text:a xlink:href="https://www.digikey.jp/product-detail/ja/littelfuse-inc/SMAJ300A/SMAJ300ALFCT-ND/762560" xlink:type="simple">https://www.digikey.jp/product-detail/ja/littelfuse-inc/SMAJ300A/SMAJ300ALFCT-ND/762560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table:style-name="ce2" office:value-type="string" calcext:value-type="string">
            <text:p>SMAJP4KE30A</text:p>
          </table:table-cell>
          <table:table-cell office:value-type="string" calcext:value-type="string">
            <text:p>DO-214A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D55]*[.E55]" office:value-type="float" office:value="60" calcext:value-type="float">
            <text:p>60</text:p>
          </table:table-cell>
          <table:table-cell office:value-type="string" calcext:value-type="string">
            <text:p><text:a xlink:href="https://www.digikey.jp/product-detail/ja/micro-commercial-co/SMAJP4KE30A-TP/SMAJP4KE30A-TPMSCT-ND/7681713" xlink:type="simple">https://www.digikey.jp/product-detail/ja/micro-commercial-co/SMAJP4KE30A-TP/SMAJP4KE30A-TPMSCT-ND/7681713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office:value-type="string" calcext:value-type="string">
            <text:p>AS4PG</text:p>
          </table:table-cell>
          <table:table-cell office:value-type="string" calcext:value-type="string">
            <text:p>SMPC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table:formula="of:=[.D56]*[.E56]" office:value-type="float" office:value="178" calcext:value-type="float">
            <text:p>178</text:p>
          </table:table-cell>
          <table:table-cell office:value-type="string" calcext:value-type="string">
            <text:p><text:a xlink:href="https://www.digikey.jp/product-detail/ja/vishay-semiconductor-diodes-division/AS4PG-M3-86A/AS4PG-M3-86AGICT-ND/2709013" xlink:type="simple">https://www.digikey.jp/product-detail/ja/vishay-semiconductor-diodes-division/AS4PG-M3-86A/AS4PG-M3-86AGICT-ND/2709013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table:style-name="ce2" office:value-type="string" calcext:value-type="string">
            <text:p>SDM2U40CSP</text:p>
          </table:table-cell>
          <table:table-cell table:style-name="ce2" office:value-type="string" calcext:value-type="string">
            <text:p>WLB1608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formula="of:=[.D57]*[.E57]" office:value-type="float" office:value="110" calcext:value-type="float">
            <text:p>110</text:p>
          </table:table-cell>
          <table:table-cell office:value-type="string" calcext:value-type="string">
            <text:p><text:a xlink:href="https://www.digikey.jp/product-detail/ja/diodes-incorporated/SDM2U40CSP-7B/SDM2U40CSP-7BDICT-ND/6013037" xlink:type="simple">https://www.digikey.jp/product-detail/ja/diodes-incorporated/SDM2U40CSP-7B/SDM2U40CSP-7BDICT-ND/6013037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office:value-type="string" calcext:value-type="string">
            <text:p>RB520S</text:p>
          </table:table-cell>
          <table:table-cell office:value-type="string" calcext:value-type="string">
            <text:p>SOD523</text:p>
          </table:table-cell>
          <table:table-cell office:value-type="float" office:value="5" calcext:value-type="float">
            <text:p>5</text:p>
          </table:table-cell>
          <table:table-cell office:value-type="float" office:value="20.4" calcext:value-type="float">
            <text:p>20.4</text:p>
          </table:table-cell>
          <table:table-cell table:formula="of:=[.D58]*[.E58]" office:value-type="float" office:value="102" calcext:value-type="float">
            <text:p>102</text:p>
          </table:table-cell>
          <table:table-cell office:value-type="string" calcext:value-type="string">
            <text:p><text:a xlink:href="https://www.digikey.jp/product-detail/ja/on-semiconductor/RB520S30T1G/RB520S30T1GOSCT-ND/964626" xlink:type="simple">https://www.digikey.jp/product-detail/ja/on-semiconductor/RB520S30T1G/RB520S30T1GOSCT-ND/964626</text:a>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赤</text:p>
          </table:table-cell>
          <table:table-cell office:value-type="float" office:value="1608" calcext:value-type="float">
            <text:p>1608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59]*[.E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緑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60]*[.E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白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61]*[.E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発振子</text:p>
          </table:table-cell>
          <table:table-cell office:value-type="string" calcext:value-type="string">
            <text:p>FA238V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table:formula="of:=[.D62]*[.E62]" office:value-type="float" office:value="135" calcext:value-type="float">
            <text:p>135</text:p>
          </table:table-cell>
          <table:table-cell office:value-type="string" calcext:value-type="string">
            <text:p><text:a xlink:href="https://www.digikey.jp/product-detail/ja/epson/FA-238V-12.0000MB-K3/SER3682CT-ND/2403455" xlink:type="simple">https://www.digikey.jp/product-detail/ja/epson/FA-238V-12.0000MB-K3/SER3682CT-ND/2403455</text:a></text:p>
          </table:table-cell>
        </table:table-row>
        <table:table-row table:style-name="ro1">
          <table:table-cell office:value-type="string" calcext:value-type="string">
            <text:p>コネクタ</text:p>
          </table:table-cell>
          <table:table-cell table:style-name="ce2" office:value-type="string" calcext:value-type="string">
            <text:p>5569-02A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formula="of:=[.D63]*[.E63]" office:value-type="float" office:value="256" calcext:value-type="float">
            <text:p>256</text:p>
          </table:table-cell>
          <table:table-cell office:value-type="string" calcext:value-type="string">
            <text:p><text:a xlink:href="https://www.digikey.jp/products/ja?keywords=39-30-1021" xlink:type="simple">https://www.digikey.jp/products/ja?keywords=39-30-1021</text:a></text:p>
          </table:table-cell>
        </table:table-row>
        <table:table-row table:style-name="ro1">
          <table:table-cell office:value-type="string" calcext:value-type="string">
            <text:p>コネクタ</text:p>
          </table:table-cell>
          <table:table-cell table:style-name="ce2" office:value-type="string" calcext:value-type="string">
            <text:p>SM03B-ZESS-T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D64]*[.E64]" office:value-type="float" office:value="77" calcext:value-type="float">
            <text:p>77</text:p>
          </table:table-cell>
          <table:table-cell office:value-type="string" calcext:value-type="string">
            <text:p><text:a xlink:href="https://www.digikey.jp/product-detail/ja/jst-sales-america-inc/SM03B-ZESS-TB-LF-SN/455-2396-1-ND/1887049" xlink:type="simple">https://www.digikey.jp/product-detail/ja/jst-sales-america-inc/SM03B-ZESS-TB-LF-SN/455-2396-1-ND/1887049</text:a></text:p>
          </table:table-cell>
        </table:table-row>
        <table:table-row table:style-name="ro1">
          <table:table-cell office:value-type="string" calcext:value-type="string">
            <text:p>コネクタ</text:p>
          </table:table-cell>
          <table:table-cell office:value-type="string" calcext:value-type="string">
            <text:p>Micro US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formula="of:=[.D65]*[.E65]" office:value-type="float" office:value="98" calcext:value-type="float">
            <text:p>98</text:p>
          </table:table-cell>
          <table:table-cell office:value-type="string" calcext:value-type="string">
            <text:p><text:a xlink:href="https://www.digikey.jp/product-detail/ja/hirose-electric-co-ltd/ZX62-AB-5PA-31/H125279CT-ND/5994741" xlink:type="simple">https://www.digikey.jp/product-detail/ja/hirose-electric-co-ltd/ZX62-AB-5PA-31/H125279CT-ND/5994741</text:a></text:p>
          </table:table-cell>
        </table:table-row>
        <table:table-row table:style-name="ro1">
          <table:table-cell office:value-type="string" calcext:value-type="string">
            <text:p>スイッチ</text:p>
          </table:table-cell>
          <table:table-cell office:value-type="string" calcext:value-type="string">
            <text:p>SKRP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66]*[.E6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合計</text:p>
          </table:table-cell>
          <table:table-cell table:number-columns-repeated="4"/>
          <table:table-cell table:formula="of:=SUM([.F2:.F66])" office:value-type="float" office:value="9627.6" calcext:value-type="float">
            <text:p>9627.6</text:p>
          </table:table-cell>
          <table:table-cell/>
        </table:table-row>
        <table:table-row table:style-name="ro1" table:number-rows-repeated="104850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0枚製作時" table:style-name="ta1">
        <table:table-column table:style-name="co8" table:default-cell-style-name="ce1"/>
        <table:table-column table:style-name="co9" table:default-cell-style-name="ce5"/>
        <table:table-column table:style-name="co10" table:default-cell-style-name="ce1"/>
        <table:table-column table:style-name="co7" table:number-columns-repeated="3" table:default-cell-style-name="Default"/>
        <table:table-column table:style-name="co11" table:default-cell-style-name="ce1"/>
        <table:table-row table:style-name="ro1">
          <table:table-cell office:value-type="string" calcext:value-type="string">
            <text:p>名称</text:p>
          </table:table-cell>
          <table:table-cell table:style-name="ce1" office:value-type="string" calcext:value-type="string">
            <text:p>値</text:p>
          </table:table-cell>
          <table:table-cell office:value-type="string" calcext:value-type="string">
            <text:p>形状</text:p>
          </table:table-cell>
          <table:table-cell table:style-name="ce1" office:value-type="string" calcext:value-type="string">
            <text:p>個数</text:p>
          </table:table-cell>
          <table:table-cell table:style-name="ce1" office:value-type="string" calcext:value-type="string">
            <text:p>単価</text:p>
          </table:table-cell>
          <table:table-cell table:style-name="ce1" office:value-type="string" calcext:value-type="string">
            <text:p>小計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float" office:value="10" calcext:value-type="float">
            <text:p>10</text:p>
          </table:table-cell>
          <table:table-cell office:value-type="float" office:value="1608" calcext:value-type="float">
            <text:p>1608</text:p>
          </table:table-cell>
          <table:table-cell table:formula="of:=[$単体.D2]*10" office:value-type="float" office:value="30" calcext:value-type="float">
            <text:p>30</text:p>
          </table:table-cell>
          <table:table-cell office:value-type="float" office:value="10.3" calcext:value-type="float">
            <text:p>10.3</text:p>
          </table:table-cell>
          <table:table-cell table:formula="of:=[.D2]*[.E2]" office:value-type="float" office:value="309" calcext:value-type="float">
            <text:p>309</text:p>
          </table:table-cell>
          <table:table-cell office:value-type="string" calcext:value-type="string">
            <text:p><text:a xlink:href="https://www.digikey.jp/product-detail/ja/rohm-semiconductor/ESR03EZPJ102/RHM1.0KDCT-ND/1762924" xlink:type="simple">https://www.digikey.jp/product-detail/ja/rohm-semiconductor/ESR03EZPJ102/RHM1.0KDCT-ND/1762924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float" office:value="100" calcext:value-type="float">
            <text:p>100</text:p>
          </table:table-cell>
          <table:table-cell office:value-type="float" office:value="1608" calcext:value-type="float">
            <text:p>1608</text:p>
          </table:table-cell>
          <table:table-cell table:formula="of:=[$単体.D3]*10" office:value-type="float" office:value="10" calcext:value-type="float">
            <text:p>10</text:p>
          </table:table-cell>
          <table:table-cell office:value-type="float" office:value="8.1" calcext:value-type="float">
            <text:p>8.1</text:p>
          </table:table-cell>
          <table:table-cell table:formula="of:=[.D3]*[.E3]" office:value-type="float" office:value="81" calcext:value-type="float">
            <text:p>81</text:p>
          </table:table-cell>
          <table:table-cell office:value-type="string" calcext:value-type="string">
            <text:p><text:a xlink:href="https://www.digikey.jp/product-detail/ja/yageo/RT0603FRE07100RL/YAG2320CT-ND/5252434" xlink:type="simple">https://www.digikey.jp/product-detail/ja/yageo/RT0603FRE07100RL/YAG2320CT-ND/5252434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30k</text:p>
          </table:table-cell>
          <table:table-cell office:value-type="float" office:value="1005" calcext:value-type="float">
            <text:p>1005</text:p>
          </table:table-cell>
          <table:table-cell table:formula="of:=[$単体.D4]*10"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table:formula="of:=[.D4]*[.E4]" office:value-type="float" office:value="17" calcext:value-type="float">
            <text:p>17</text:p>
          </table:table-cell>
          <table:table-cell office:value-type="string" calcext:value-type="string">
            <text:p><text:a xlink:href="https://www.digikey.jp/product-detail/ja/yageo/RC0402JR-07130KL/YAG3273CT-ND/5282139" xlink:type="simple">https://www.digikey.jp/product-detail/ja/yageo/RC0402JR-07130KL/YAG3273CT-ND/5282139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k</text:p>
          </table:table-cell>
          <table:table-cell office:value-type="float" office:value="1005" calcext:value-type="float">
            <text:p>1005</text:p>
          </table:table-cell>
          <table:table-cell table:formula="of:=[$単体.D5]*10" office:value-type="float" office:value="20" calcext:value-type="float">
            <text:p>20</text:p>
          </table:table-cell>
          <table:table-cell office:value-type="float" office:value="1.7" calcext:value-type="float">
            <text:p>1.7</text:p>
          </table:table-cell>
          <table:table-cell table:formula="of:=[.D5]*[.E5]" office:value-type="float" office:value="34" calcext:value-type="float">
            <text:p>34</text:p>
          </table:table-cell>
          <table:table-cell office:value-type="string" calcext:value-type="string">
            <text:p><text:a xlink:href="https://www.digikey.jp/product-detail/ja/yageo/RC0402JR-071KL/311-1.0KJRCT-ND/729355" xlink:type="simple">https://www.digikey.jp/product-detail/ja/yageo/RC0402JR-071KL/311-1.0KJRCT-ND/729355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S-3</text:p>
          </table:table-cell>
          <table:table-cell table:formula="of:=[$単体.D6]*10" office:value-type="float" office:value="10" calcext:value-type="float">
            <text:p>10</text:p>
          </table:table-cell>
          <table:table-cell office:value-type="float" office:value="46.7" calcext:value-type="float">
            <text:p>46.7</text:p>
          </table:table-cell>
          <table:table-cell table:formula="of:=[.D6]*[.E6]" office:value-type="float" office:value="467" calcext:value-type="float">
            <text:p>467</text:p>
          </table:table-cell>
          <table:table-cell office:value-type="string" calcext:value-type="string">
            <text:p><text:a xlink:href="https://www.digikey.jp/product-detail/ja/te-connectivity-passive-product/SMF32K2JT/A131681CT-ND/8603811" xlink:type="simple">https://www.digikey.jp/product-detail/ja/te-connectivity-passive-product/SMF32K2JT/A131681CT-ND/8603811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2.2k</text:p>
          </table:table-cell>
          <table:table-cell office:value-type="float" office:value="1005" calcext:value-type="float">
            <text:p>1005</text:p>
          </table:table-cell>
          <table:table-cell table:formula="of:=[$単体.D7]*10" office:value-type="float" office:value="20" calcext:value-type="float">
            <text:p>20</text:p>
          </table:table-cell>
          <table:table-cell office:value-type="float" office:value="2.1" calcext:value-type="float">
            <text:p>2.1</text:p>
          </table:table-cell>
          <table:table-cell table:formula="of:=[.D7]*[.E7]" office:value-type="float" office:value="42" calcext:value-type="float">
            <text:p>42</text:p>
          </table:table-cell>
          <table:table-cell office:value-type="string" calcext:value-type="string">
            <text:p><text:a xlink:href="https://www.digikey.jp/product-detail/ja/yageo/RC0402FR-072K2L/311-2.20KLRCT-ND/729500" xlink:type="simple">https://www.digikey.jp/product-detail/ja/yageo/RC0402FR-072K2L/311-2.20KLRCT-ND/729500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2.4k</text:p>
          </table:table-cell>
          <table:table-cell office:value-type="float" office:value="1005" calcext:value-type="float">
            <text:p>1005</text:p>
          </table:table-cell>
          <table:table-cell table:formula="of:=[$単体.D8]*10" office:value-type="float" office:value="10" calcext:value-type="float">
            <text:p>10</text:p>
          </table:table-cell>
          <table:table-cell office:value-type="float" office:value="1.8" calcext:value-type="float">
            <text:p>1.8</text:p>
          </table:table-cell>
          <table:table-cell table:formula="of:=[.D8]*[.E8]" office:value-type="float" office:value="18" calcext:value-type="float">
            <text:p>18</text:p>
          </table:table-cell>
          <table:table-cell office:value-type="string" calcext:value-type="string">
            <text:p><text:a xlink:href="https://www.digikey.jp/product-detail/ja/yageo/RC0402JR-072K4L/311-2.4KJRCT-ND/729384" xlink:type="simple">https://www.digikey.jp/product-detail/ja/yageo/RC0402JR-072K4L/311-2.4KJRCT-ND/729384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float" office:value="22" calcext:value-type="float">
            <text:p>22</text:p>
          </table:table-cell>
          <table:table-cell office:value-type="float" office:value="1608" calcext:value-type="float">
            <text:p>1608</text:p>
          </table:table-cell>
          <table:table-cell table:formula="of:=[$単体.D9]*10"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 table:formula="of:=[.D9]*[.E9]" office:value-type="float" office:value="52" calcext:value-type="float">
            <text:p>52</text:p>
          </table:table-cell>
          <table:table-cell office:value-type="string" calcext:value-type="string">
            <text:p><text:a xlink:href="https://www.digikey.jp/product-detail/ja/yageo/RC0603JR-0722RL/311-22GRCT-ND/729690" xlink:type="simple">https://www.digikey.jp/product-detail/ja/yageo/RC0603JR-0722RL/311-22GRCT-ND/729690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float" office:value="2.2" calcext:value-type="float">
            <text:p>2.2</text:p>
          </table:table-cell>
          <table:table-cell office:value-type="float" office:value="1608" calcext:value-type="float">
            <text:p>1608</text:p>
          </table:table-cell>
          <table:table-cell table:formula="of:=[$単体.D10]*10" office:value-type="float" office:value="40" calcext:value-type="float">
            <text:p>40</text:p>
          </table:table-cell>
          <table:table-cell office:value-type="float" office:value="5.2" calcext:value-type="float">
            <text:p>5.2</text:p>
          </table:table-cell>
          <table:table-cell table:formula="of:=[.D10]*[.E10]" office:value-type="float" office:value="208" calcext:value-type="float">
            <text:p>208</text:p>
          </table:table-cell>
          <table:table-cell office:value-type="string" calcext:value-type="string">
            <text:p><text:a xlink:href="https://www.digikey.jp/product-detail/ja/yageo/RC0603JR-072R2L/311-2.2GRCT-ND/729675" xlink:type="simple">https://www.digikey.jp/product-detail/ja/yageo/RC0603JR-072R2L/311-2.2GRCT-ND/729675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20k</text:p>
          </table:table-cell>
          <table:table-cell office:value-type="float" office:value="1005" calcext:value-type="float">
            <text:p>1005</text:p>
          </table:table-cell>
          <table:table-cell table:formula="of:=[$単体.D11]*10"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table:formula="of:=[.D11]*[.E11]" office:value-type="float" office:value="17" calcext:value-type="float">
            <text:p>17</text:p>
          </table:table-cell>
          <table:table-cell office:value-type="string" calcext:value-type="string">
            <text:p><text:a xlink:href="https://www.digikey.jp/product-detail/ja/yageo/RC0402JR-07120KL/311-120KJRCT-ND/729368" xlink:type="simple">https://www.digikey.jp/product-detail/ja/yageo/RC0402JR-07120KL/311-120KJRCT-ND/729368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2k</text:p>
          </table:table-cell>
          <table:table-cell office:value-type="float" office:value="1005" calcext:value-type="float">
            <text:p>1005</text:p>
          </table:table-cell>
          <table:table-cell table:formula="of:=[$単体.D12]*10" office:value-type="float" office:value="10" calcext:value-type="float">
            <text:p>10</text:p>
          </table:table-cell>
          <table:table-cell office:value-type="float" office:value="2.1" calcext:value-type="float">
            <text:p>2.1</text:p>
          </table:table-cell>
          <table:table-cell table:formula="of:=[.D12]*[.E12]" office:value-type="float" office:value="21" calcext:value-type="float">
            <text:p>21</text:p>
          </table:table-cell>
          <table:table-cell office:value-type="string" calcext:value-type="string">
            <text:p><text:a xlink:href="https://www.digikey.jp/product-detail/ja/yageo/RC0402FR-072KL/311-2KLRCT-ND/2827883" xlink:type="simple">https://www.digikey.jp/product-detail/ja/yageo/RC0402FR-072KL/311-2KLRCT-ND/2827883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R4-FC4L</text:p>
          </table:table-cell>
          <table:table-cell table:formula="of:=[$単体.D13]*10" office:value-type="float" office:value="10" calcext:value-type="float">
            <text:p>10</text:p>
          </table:table-cell>
          <table:table-cell office:value-type="float" office:value="210.9" calcext:value-type="float">
            <text:p>210.9</text:p>
          </table:table-cell>
          <table:table-cell table:formula="of:=[.D13]*[.E13]" office:value-type="float" office:value="2109" calcext:value-type="float">
            <text:p>2109</text:p>
          </table:table-cell>
          <table:table-cell office:value-type="string" calcext:value-type="string">
            <text:p><text:a xlink:href="https://www.digikey.jp/product-detail/ja/ohmite/FC4L64R002GER/FC4L64R002GERCT-ND/3476134" xlink:type="simple">https://www.digikey.jp/product-detail/ja/ohmite/FC4L64R002GER/FC4L64R002GERCT-ND/3476134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3.3k</text:p>
          </table:table-cell>
          <table:table-cell office:value-type="float" office:value="1005" calcext:value-type="float">
            <text:p>1005</text:p>
          </table:table-cell>
          <table:table-cell table:formula="of:=[$単体.D14]*10"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 table:formula="of:=[.D14]*[.E14]" office:value-type="float" office:value="56" calcext:value-type="float">
            <text:p>56</text:p>
          </table:table-cell>
          <table:table-cell office:value-type="string" calcext:value-type="string">
            <text:p><text:a xlink:href="https://www.digikey.jp/product-detail/ja/yageo/AC0402FR-073K3L/YAG3483CT-ND/6006332" xlink:type="simple">https://www.digikey.jp/product-detail/ja/yageo/AC0402FR-073K3L/YAG3483CT-ND/6006332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float" office:value="330" calcext:value-type="float">
            <text:p>330</text:p>
          </table:table-cell>
          <table:table-cell office:value-type="float" office:value="1005" calcext:value-type="float">
            <text:p>1005</text:p>
          </table:table-cell>
          <table:table-cell table:formula="of:=[$単体.D15]*10" office:value-type="float" office:value="40" calcext:value-type="float">
            <text:p>40</text:p>
          </table:table-cell>
          <table:table-cell office:value-type="float" office:value="1.8" calcext:value-type="float">
            <text:p>1.8</text:p>
          </table:table-cell>
          <table:table-cell table:formula="of:=[.D15]*[.E15]" office:value-type="float" office:value="72" calcext:value-type="float">
            <text:p>72</text:p>
          </table:table-cell>
          <table:table-cell office:value-type="string" calcext:value-type="string">
            <text:p><text:a xlink:href="https://www.digikey.jp/product-detail/ja/yageo/RC0402JR-07330RL/311-330JRCT-ND/729412" xlink:type="simple">https://www.digikey.jp/product-detail/ja/yageo/RC0402JR-07330RL/311-330JRCT-ND/729412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33k</text:p>
          </table:table-cell>
          <table:table-cell office:value-type="float" office:value="1005" calcext:value-type="float">
            <text:p>1005</text:p>
          </table:table-cell>
          <table:table-cell table:formula="of:=[$単体.D16]*10"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table:formula="of:=[.D16]*[.E16]" office:value-type="float" office:value="68" calcext:value-type="float">
            <text:p>68</text:p>
          </table:table-cell>
          <table:table-cell office:value-type="string" calcext:value-type="string">
            <text:p><text:a xlink:href="https://www.digikey.jp/product-detail/ja/yageo/RC0402JR-0733KL/311-33KJRCT-ND/729415" xlink:type="simple">https://www.digikey.jp/product-detail/ja/yageo/RC0402JR-0733KL/311-33KJRCT-ND/729415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0k</text:p>
          </table:table-cell>
          <table:table-cell office:value-type="float" office:value="1005" calcext:value-type="float">
            <text:p>1005</text:p>
          </table:table-cell>
          <table:table-cell table:formula="of:=[$単体.D17]*10" office:value-type="float" office:value="180" calcext:value-type="float">
            <text:p>180</text:p>
          </table:table-cell>
          <table:table-cell office:value-type="float" office:value="0.69" calcext:value-type="float">
            <text:p>0.69</text:p>
          </table:table-cell>
          <table:table-cell table:formula="of:=[.D17]*[.E17]" office:value-type="float" office:value="124.2" calcext:value-type="float">
            <text:p>124.2</text:p>
          </table:table-cell>
          <table:table-cell office:value-type="string" calcext:value-type="string">
            <text:p><text:a xlink:href="https://www.digikey.jp/product-detail/ja/yageo/RC0402JR-0710KL/311-10KJRCT-ND/729365" xlink:type="simple">https://www.digikey.jp/product-detail/ja/yageo/RC0402JR-0710KL/311-10KJRCT-ND/729365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0.3m</text:p>
          </table:table-cell>
          <table:table-cell office:value-type="string" calcext:value-type="string">
            <text:p>WSL4026</text:p>
          </table:table-cell>
          <table:table-cell table:formula="of:=[$単体.D18]*10" office:value-type="float" office:value="10" calcext:value-type="float">
            <text:p>10</text:p>
          </table:table-cell>
          <table:table-cell office:value-type="float" office:value="305.1" calcext:value-type="float">
            <text:p>305.1</text:p>
          </table:table-cell>
          <table:table-cell table:formula="of:=[.D18]*[.E18]" office:value-type="float" office:value="3051" calcext:value-type="float">
            <text:p>3051</text:p>
          </table:table-cell>
          <table:table-cell office:value-type="string" calcext:value-type="string">
            <text:p><text:a xlink:href="https://www.digikey.jp/product-detail/ja/vishay-dale/WSL4026L3000FEB/WSLR-.0003CT-ND/2695229" xlink:type="simple">https://www.digikey.jp/product-detail/ja/vishay-dale/WSL4026L3000FEB/WSLR-.0003CT-ND/2695229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.2M</text:p>
          </table:table-cell>
          <table:table-cell office:value-type="float" office:value="1005" calcext:value-type="float">
            <text:p>1005</text:p>
          </table:table-cell>
          <table:table-cell table:formula="of:=[$単体.D19]*10" office:value-type="float" office:value="10" calcext:value-type="float">
            <text:p>10</text:p>
          </table:table-cell>
          <table:table-cell office:value-type="float" office:value="1.8" calcext:value-type="float">
            <text:p>1.8</text:p>
          </table:table-cell>
          <table:table-cell table:formula="of:=[.D19]*[.E19]" office:value-type="float" office:value="18" calcext:value-type="float">
            <text:p>18</text:p>
          </table:table-cell>
          <table:table-cell office:value-type="string" calcext:value-type="string">
            <text:p><text:a xlink:href="https://www.digikey.jp/product-detail/ja/yageo/RC0402JR-071M2L/YAG3282CT-ND/5282148" xlink:type="simple">https://www.digikey.jp/product-detail/ja/yageo/RC0402JR-071M2L/YAG3282CT-ND/5282148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.5M</text:p>
          </table:table-cell>
          <table:table-cell office:value-type="float" office:value="1005" calcext:value-type="float">
            <text:p>1005</text:p>
          </table:table-cell>
          <table:table-cell table:formula="of:=[$単体.D20]*10"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table:formula="of:=[.D20]*[.E20]" office:value-type="float" office:value="17" calcext:value-type="float">
            <text:p>17</text:p>
          </table:table-cell>
          <table:table-cell office:value-type="string" calcext:value-type="string">
            <text:p><text:a xlink:href="https://www.digikey.jp/product-detail/ja/yageo/RC0402JR-071M5L/311-1.5MJRCT-ND/729360" xlink:type="simple">https://www.digikey.jp/product-detail/ja/yageo/RC0402JR-071M5L/311-1.5MJRCT-ND/729360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float" office:value="750" calcext:value-type="float">
            <text:p>750</text:p>
          </table:table-cell>
          <table:table-cell office:value-type="float" office:value="1005" calcext:value-type="float">
            <text:p>1005</text:p>
          </table:table-cell>
          <table:table-cell table:formula="of:=[$単体.D21]*10" office:value-type="float" office:value="10" calcext:value-type="float">
            <text:p>10</text:p>
          </table:table-cell>
          <table:table-cell office:value-type="float" office:value="2.1" calcext:value-type="float">
            <text:p>2.1</text:p>
          </table:table-cell>
          <table:table-cell table:formula="of:=[.D21]*[.E21]" office:value-type="float" office:value="21" calcext:value-type="float">
            <text:p>21</text:p>
          </table:table-cell>
          <table:table-cell office:value-type="string" calcext:value-type="string">
            <text:p><text:a xlink:href="https://www.digikey.jp/product-detail/ja/yageo/RC0402FR-07750RL/311-750LRCT-ND/2827891" xlink:type="simple">https://www.digikey.jp/product-detail/ja/yageo/RC0402FR-07750RL/311-750LRCT-ND/2827891</text:a></text:p>
          </table:table-cell>
        </table:table-row>
        <table:table-row table:style-name="ro1">
          <table:table-cell office:value-type="string" calcext:value-type="string">
            <text:p>アルミ電解コンデンサ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=6.30[mm]</text:p>
          </table:table-cell>
          <table:table-cell table:formula="of:=[$単体.D22]*10" office:value-type="float" office:value="10" calcext:value-type="float">
            <text:p>10</text:p>
          </table:table-cell>
          <table:table-cell office:value-type="float" office:value="76.4" calcext:value-type="float">
            <text:p>76.4</text:p>
          </table:table-cell>
          <table:table-cell table:formula="of:=[.D22]*[.E22]" office:value-type="float" office:value="764" calcext:value-type="float">
            <text:p>764</text:p>
          </table:table-cell>
          <table:table-cell office:value-type="string" calcext:value-type="string">
            <text:p><text:a xlink:href="https://www.digikey.jp/product-detail/ja/nichicon/UCV1V221MCL1GS/493-14355-1-ND/5724342" xlink:type="simple">https://www.digikey.jp/product-detail/ja/nichicon/UCV1V221MCL1GS/493-14355-1-ND/5724342</text:a></text:p>
          </table:table-cell>
        </table:table-row>
        <table:table-row table:style-name="ro1">
          <table:table-cell office:value-type="string" calcext:value-type="string">
            <text:p>積層セラミックコンデンサ</text:p>
          </table:table-cell>
          <table:table-cell office:value-type="string" calcext:value-type="string">
            <text:p>0.1u</text:p>
          </table:table-cell>
          <table:table-cell office:value-type="float" office:value="1005" calcext:value-type="float">
            <text:p>1005</text:p>
          </table:table-cell>
          <table:table-cell table:formula="of:=[$単体.D23]*10" office:value-type="float" office:value="100" calcext:value-type="float">
            <text:p>100</text:p>
          </table:table-cell>
          <table:table-cell office:value-type="float" office:value="5.56" calcext:value-type="float">
            <text:p>5.56</text:p>
          </table:table-cell>
          <table:table-cell table:formula="of:=[.D23]*[.E23]" office:value-type="float" office:value="556" calcext:value-type="float">
            <text:p>556</text:p>
          </table:table-cell>
          <table:table-cell office:value-type="string" calcext:value-type="string">
            <text:p><text:a xlink:href="https://www.digikey.jp/product-detail/ja/taiyo-yuden/GMK105BJ104KV-F/587-1994-6-ND/1646692" xlink:type="simple">https://www.digikey.jp/product-detail/ja/taiyo-yuden/GMK105BJ104KV-F/587-1994-6-ND/1646692</text:a></text:p>
          </table:table-cell>
        </table:table-row>
        <table:table-row table:style-name="ro1">
          <table:table-cell office:value-type="string" calcext:value-type="string">
            <text:p>積層セラミックコンデンサ</text:p>
          </table:table-cell>
          <table:table-cell office:value-type="string" calcext:value-type="string">
            <text:p>0.22u</text:p>
          </table:table-cell>
          <table:table-cell office:value-type="float" office:value="1005" calcext:value-type="float">
            <text:p>1005</text:p>
          </table:table-cell>
          <table:table-cell table:formula="of:=[$単体.D24]*10" office:value-type="float" office:value="20" calcext:value-type="float">
            <text:p>20</text:p>
          </table:table-cell>
          <table:table-cell office:value-type="float" office:value="7.8" calcext:value-type="float">
            <text:p>7.8</text:p>
          </table:table-cell>
          <table:table-cell table:formula="of:=[.D24]*[.E24]" office:value-type="float" office:value="156" calcext:value-type="float">
            <text:p>156</text:p>
          </table:table-cell>
          <table:table-cell office:value-type="string" calcext:value-type="string">
            <text:p><text:a xlink:href="https://www.digikey.jp/product-detail/ja/samsung-electro-mechanics/CL05F224ZO5NNNC/1276-1060-1-ND/3889146" xlink:type="simple">https://www.digikey.jp/product-detail/ja/samsung-electro-mechanics/CL05F224ZO5NNNC/1276-1060-1-ND/3889146</text:a></text:p>
          </table:table-cell>
        </table:table-row>
        <table:table-row table:style-name="ro1">
          <table:table-cell office:value-type="string" calcext:value-type="string">
            <text:p>積層セラミックコンデンサ</text:p>
          </table:table-cell>
          <table:table-cell office:value-type="string" calcext:value-type="string">
            <text:p>0.47n</text:p>
          </table:table-cell>
          <table:table-cell office:value-type="float" office:value="1005" calcext:value-type="float">
            <text:p>1005</text:p>
          </table:table-cell>
          <table:table-cell table:formula="of:=[$単体.D25]*10" office:value-type="float" office:value="20" calcext:value-type="float">
            <text:p>20</text:p>
          </table:table-cell>
          <table:table-cell office:value-type="float" office:value="8.1" calcext:value-type="float">
            <text:p>8.1</text:p>
          </table:table-cell>
          <table:table-cell table:formula="of:=[.D25]*[.E25]" office:value-type="float" office:value="162" calcext:value-type="float">
            <text:p>162</text:p>
          </table:table-cell>
          <table:table-cell office:value-type="string" calcext:value-type="string">
            <text:p><text:a xlink:href="https://www.digikey.jp/product-detail/ja/tdk-corporation/CGA2B2C0G1H471J050BA/445-5604-1-ND/2443644" xlink:type="simple">https://www.digikey.jp/product-detail/ja/tdk-corporation/CGA2B2C0G1H471J050BA/445-5604-1-ND/2443644</text:a></text:p>
          </table:table-cell>
        </table:table-row>
        <table:table-row table:style-name="ro1">
          <table:table-cell office:value-type="string" calcext:value-type="string">
            <text:p>積層セラミックコンデンサ</text:p>
          </table:table-cell>
          <table:table-cell office:value-type="string" calcext:value-type="string">
            <text:p>10n</text:p>
          </table:table-cell>
          <table:table-cell office:value-type="float" office:value="1005" calcext:value-type="float">
            <text:p>1005</text:p>
          </table:table-cell>
          <table:table-cell table:formula="of:=[$単体.D26]*10" office:value-type="float" office:value="30" calcext:value-type="float">
            <text:p>30</text:p>
          </table:table-cell>
          <table:table-cell office:value-type="float" office:value="5.7" calcext:value-type="float">
            <text:p>5.7</text:p>
          </table:table-cell>
          <table:table-cell table:formula="of:=[.D26]*[.E26]" office:value-type="float" office:value="171" calcext:value-type="float">
            <text:p>171</text:p>
          </table:table-cell>
          <table:table-cell office:value-type="string" calcext:value-type="string">
            <text:p><text:a xlink:href="https://www.digikey.jp/product-detail/ja/murata-electronics-north-america/GCM155R71H103KA55D/490-4762-1-ND/1641681" xlink:type="simple">https://www.digikey.jp/product-detail/ja/murata-electronics-north-america/GCM155R71H103KA55D/490-4762-1-ND/1641681</text:a></text:p>
          </table:table-cell>
        </table:table-row>
        <table:table-row table:style-name="ro1">
          <table:table-cell office:value-type="string" calcext:value-type="string">
            <text:p>積層セラミックコンデンサ</text:p>
          </table:table-cell>
          <table:table-cell office:value-type="string" calcext:value-type="string">
            <text:p>10p</text:p>
          </table:table-cell>
          <table:table-cell office:value-type="float" office:value="1005" calcext:value-type="float">
            <text:p>1005</text:p>
          </table:table-cell>
          <table:table-cell table:formula="of:=[$単体.D27]*10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27]*[.E27]" office:value-type="float" office:value="180" calcext:value-type="float">
            <text:p>180</text:p>
          </table:table-cell>
          <table:table-cell office:value-type="string" calcext:value-type="string">
            <text:p><text:a xlink:href="https://www.digikey.jp/product-detail/ja/murata-electronics-north-america/GRM1555C1H100GA01D/490-6187-1-ND/3845387" xlink:type="simple">https://www.digikey.jp/product-detail/ja/murata-electronics-north-america/GRM1555C1H100GA01D/490-6187-1-ND/3845387</text:a></text:p>
          </table:table-cell>
        </table:table-row>
        <table:table-row table:style-name="ro1">
          <table:table-cell office:value-type="string" calcext:value-type="string">
            <text:p>積層セラミックコンデンサ</text:p>
          </table:table-cell>
          <table:table-cell office:value-type="string" calcext:value-type="string">
            <text:p>22n</text:p>
          </table:table-cell>
          <table:table-cell office:value-type="float" office:value="1005" calcext:value-type="float">
            <text:p>1005</text:p>
          </table:table-cell>
          <table:table-cell table:formula="of:=[$単体.D28]*10"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  <table:table-cell table:formula="of:=[.D28]*[.E28]" office:value-type="float" office:value="108" calcext:value-type="float">
            <text:p>108</text:p>
          </table:table-cell>
          <table:table-cell office:value-type="string" calcext:value-type="string">
            <text:p><text:a xlink:href="https://www.digikey.jp/product-detail/ja/tdk-corporation/CGA2B3X5R1H223M050BB/445-12206-1-ND/3953872" xlink:type="simple">https://www.digikey.jp/product-detail/ja/tdk-corporation/CGA2B3X5R1H223M050BB/445-12206-1-ND/3953872</text:a></text:p>
          </table:table-cell>
        </table:table-row>
        <table:table-row table:style-name="ro1">
          <table:table-cell office:value-type="string" calcext:value-type="string">
            <text:p>積層セラミックコンデンサ</text:p>
          </table:table-cell>
          <table:table-cell office:value-type="string" calcext:value-type="string">
            <text:p>4.7u</text:p>
          </table:table-cell>
          <table:table-cell office:value-type="float" office:value="1608" calcext:value-type="float">
            <text:p>1608</text:p>
          </table:table-cell>
          <table:table-cell table:formula="of:=[$単体.D29]*10" office:value-type="float" office:value="20" calcext:value-type="float">
            <text:p>20</text:p>
          </table:table-cell>
          <table:table-cell office:value-type="float" office:value="34.9" calcext:value-type="float">
            <text:p>34.9</text:p>
          </table:table-cell>
          <table:table-cell table:formula="of:=[.D29]*[.E29]" office:value-type="float" office:value="698" calcext:value-type="float">
            <text:p>698</text:p>
          </table:table-cell>
          <table:table-cell office:value-type="string" calcext:value-type="string">
            <text:p><text:a xlink:href="https://www.digikey.jp/product-detail/ja/samsung-electro-mechanics/CL10A475KL8NRNC/1276-6794-1-ND/5961653" xlink:type="simple">https://www.digikey.jp/product-detail/ja/samsung-electro-mechanics/CL10A475KL8NRNC/1276-6794-1-ND/5961653</text:a></text:p>
          </table:table-cell>
        </table:table-row>
        <table:table-row table:style-name="ro1">
          <table:table-cell office:value-type="string" calcext:value-type="string">
            <text:p>積層セラミックコンデンサ</text:p>
          </table:table-cell>
          <table:table-cell office:value-type="string" calcext:value-type="string">
            <text:p>47n</text:p>
          </table:table-cell>
          <table:table-cell office:value-type="float" office:value="3216" calcext:value-type="float">
            <text:p>3216</text:p>
          </table:table-cell>
          <table:table-cell table:formula="of:=[$単体.D30]*10" office:value-type="float" office:value="10" calcext:value-type="float">
            <text:p>10</text:p>
          </table:table-cell>
          <table:table-cell office:value-type="float" office:value="28.5" calcext:value-type="float">
            <text:p>28.5</text:p>
          </table:table-cell>
          <table:table-cell table:formula="of:=[.D30]*[.E30]" office:value-type="float" office:value="285" calcext:value-type="float">
            <text:p>285</text:p>
          </table:table-cell>
          <table:table-cell office:value-type="string" calcext:value-type="string">
            <text:p><text:a xlink:href="https://www.digikey.jp/product-detail/ja/murata-electronics-north-america/GRM31CR72H473KW09L/490-16312-1-ND/7363294" xlink:type="simple">https://www.digikey.jp/product-detail/ja/murata-electronics-north-america/GRM31CR72H473KW09L/490-16312-1-ND/7363294</text:a></text:p>
          </table:table-cell>
        </table:table-row>
        <table:table-row table:style-name="ro1">
          <table:table-cell office:value-type="string" calcext:value-type="string">
            <text:p>インダクタ</text:p>
          </table:table-cell>
          <table:table-cell office:value-type="string" calcext:value-type="string">
            <text:p>15u</text:p>
          </table:table-cell>
          <table:table-cell office:value-type="float" office:value="4949" calcext:value-type="float">
            <text:p>4949</text:p>
          </table:table-cell>
          <table:table-cell table:formula="of:=[$単体.D31]*10" office:value-type="float" office:value="10" calcext:value-type="float">
            <text:p>10</text:p>
          </table:table-cell>
          <table:table-cell office:value-type="float" office:value="60.8" calcext:value-type="float">
            <text:p>60.8</text:p>
          </table:table-cell>
          <table:table-cell table:formula="of:=[.D31]*[.E31]" office:value-type="float" office:value="608" calcext:value-type="float">
            <text:p>608</text:p>
          </table:table-cell>
          <table:table-cell office:value-type="string" calcext:value-type="string">
            <text:p><text:a xlink:href="https://www.digikey.jp/product-detail/ja/taiyo-yuden/NRS5040T150MMGJV/587-6108-1-ND/8573098" xlink:type="simple">https://www.digikey.jp/product-detail/ja/taiyo-yuden/NRS5040T150MMGJV/587-6108-1-ND/8573098</text:a></text:p>
          </table:table-cell>
        </table:table-row>
        <table:table-row table:style-name="ro1">
          <table:table-cell office:value-type="string" calcext:value-type="string">
            <text:p>インダクタ</text:p>
          </table:table-cell>
          <table:table-cell office:value-type="string" calcext:value-type="string">
            <text:p>8.2u</text:p>
          </table:table-cell>
          <table:table-cell table:style-name="ce2" office:value-type="float" office:value="6664" calcext:value-type="float">
            <text:p>6664</text:p>
          </table:table-cell>
          <table:table-cell table:formula="of:=[$単体.D32]*10" office:value-type="float" office:value="10" calcext:value-type="float">
            <text:p>10</text:p>
          </table:table-cell>
          <table:table-cell office:value-type="float" office:value="174.9" calcext:value-type="float">
            <text:p>174.9</text:p>
          </table:table-cell>
          <table:table-cell table:formula="of:=[.D32]*[.E32]" office:value-type="float" office:value="1749" calcext:value-type="float">
            <text:p>1749</text:p>
          </table:table-cell>
          <table:table-cell office:value-type="string" calcext:value-type="string">
            <text:p><text:a xlink:href="https://www.digikey.jp/product-detail/ja/bourns-inc/SRP6060FA-8R2M/SRP6060FA-8R2MCT-ND/9351142" xlink:type="simple">https://www.digikey.jp/product-detail/ja/bourns-inc/SRP6060FA-8R2M/SRP6060FA-8R2MCT-ND/9351142</text:a></text:p>
          </table:table-cell>
        </table:table-row>
        <table:table-row table:style-name="ro1">
          <table:table-cell office:value-type="string" calcext:value-type="string">
            <text:p>フューズ</text:p>
          </table:table-cell>
          <table:table-cell office:value-type="string" calcext:value-type="string">
            <text:p>15A</text:p>
          </table:table-cell>
          <table:table-cell table:style-name="ce2" office:value-type="float" office:value="3216" calcext:value-type="float">
            <text:p>3216</text:p>
          </table:table-cell>
          <table:table-cell table:formula="of:=[$単体.D33]*10" office:value-type="float" office:value="10" calcext:value-type="float">
            <text:p>10</text:p>
          </table:table-cell>
          <table:table-cell office:value-type="float" office:value="103.3" calcext:value-type="float">
            <text:p>103.3</text:p>
          </table:table-cell>
          <table:table-cell table:formula="of:=[.D33]*[.E33]" office:value-type="float" office:value="1033" calcext:value-type="float">
            <text:p>1033</text:p>
          </table:table-cell>
          <table:table-cell office:value-type="string" calcext:value-type="string">
            <text:p><text:a xlink:href="https://www.digikey.jp/product-detail/ja/littelfuse-inc/0501015.WR/F2919CT-ND/1953081" xlink:type="simple">https://www.digikey.jp/product-detail/ja/littelfuse-inc/0501015.WR/F2919CT-ND/1953081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table:style-name="ce6" office:value-type="string" calcext:value-type="string">
            <text:p>AD8601</text:p>
          </table:table-cell>
          <table:table-cell table:style-name="ce2" office:value-type="string" calcext:value-type="string">
            <text:p>SOT23-5</text:p>
          </table:table-cell>
          <table:table-cell table:formula="of:=[$単体.D34]*10" office:value-type="float" office:value="10" calcext:value-type="float">
            <text:p>10</text:p>
          </table:table-cell>
          <table:table-cell office:value-type="float" office:value="122.5" calcext:value-type="float">
            <text:p>122.5</text:p>
          </table:table-cell>
          <table:table-cell table:formula="of:=[.D34]*[.E34]" office:value-type="float" office:value="1225" calcext:value-type="float">
            <text:p>1225</text:p>
          </table:table-cell>
          <table:table-cell office:value-type="string" calcext:value-type="string">
            <text:p><text:a xlink:href="https://www.digikey.jp/product-detail/ja/analog-devices-inc/AD8601WDRTZ-REEL7/AD8601WDRTZ-REEL7CT-ND/2237758" xlink:type="simple">https://www.digikey.jp/product-detail/ja/analog-devices-inc/AD8601WDRTZ-REEL7/AD8601WDRTZ-REEL7CT-ND/2237758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table:style-name="ce6" office:value-type="string" calcext:value-type="string">
            <text:p>ADCMP350YKSZ</text:p>
          </table:table-cell>
          <table:table-cell table:style-name="ce2" office:value-type="string" calcext:value-type="string">
            <text:p>KS_4</text:p>
          </table:table-cell>
          <table:table-cell table:formula="of:=[$単体.D35]*10" office:value-type="float" office:value="10" calcext:value-type="float">
            <text:p>10</text:p>
          </table:table-cell>
          <table:table-cell office:value-type="float" office:value="115.3" calcext:value-type="float">
            <text:p>115.3</text:p>
          </table:table-cell>
          <table:table-cell table:formula="of:=[.D35]*[.E35]" office:value-type="float" office:value="1153" calcext:value-type="float">
            <text:p>1153</text:p>
          </table:table-cell>
          <table:table-cell office:value-type="string" calcext:value-type="string">
            <text:p><text:a xlink:href="https://www.digikey.jp/product-detail/ja/analog-devices-inc/ADCMP350YKSZ-REEL7/ADCMP350YKSZ-REEL7CT-ND/2467894" xlink:type="simple">https://www.digikey.jp/product-detail/ja/analog-devices-inc/ADCMP350YKSZ-REEL7/ADCMP350YKSZ-REEL7CT-ND/2467894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table:style-name="ce6" office:value-type="string" calcext:value-type="string">
            <text:p>ADR5041</text:p>
          </table:table-cell>
          <table:table-cell table:style-name="ce2" office:value-type="string" calcext:value-type="string">
            <text:p>SC70-3</text:p>
          </table:table-cell>
          <table:table-cell table:formula="of:=[$単体.D36]*10" office:value-type="float" office:value="10" calcext:value-type="float">
            <text:p>10</text:p>
          </table:table-cell>
          <table:table-cell office:value-type="float" office:value="100.9" calcext:value-type="float">
            <text:p>100.9</text:p>
          </table:table-cell>
          <table:table-cell table:formula="of:=[.D36]*[.E36]" office:value-type="float" office:value="1009" calcext:value-type="float">
            <text:p>1009</text:p>
          </table:table-cell>
          <table:table-cell office:value-type="string" calcext:value-type="string">
            <text:p><text:a xlink:href="https://www.digikey.jp/product-detail/ja/analog-devices-inc/ADR5041AKSZ-REEL7/ADR5041AKSZ-REEL7CT-ND/3830854" xlink:type="simple">https://www.digikey.jp/product-detail/ja/analog-devices-inc/ADR5041AKSZ-REEL7/ADR5041AKSZ-REEL7CT-ND/3830854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table:style-name="ce6" office:value-type="string" calcext:value-type="string">
            <text:p>INA213</text:p>
          </table:table-cell>
          <table:table-cell table:style-name="ce2" office:value-type="string" calcext:value-type="string">
            <text:p>SC70-6</text:p>
          </table:table-cell>
          <table:table-cell table:formula="of:=[$単体.D37]*10" office:value-type="float" office:value="10" calcext:value-type="float">
            <text:p>10</text:p>
          </table:table-cell>
          <table:table-cell office:value-type="float" office:value="158.5" calcext:value-type="float">
            <text:p>158.5</text:p>
          </table:table-cell>
          <table:table-cell table:formula="of:=[.D37]*[.E37]" office:value-type="float" office:value="1585" calcext:value-type="float">
            <text:p>1585</text:p>
          </table:table-cell>
          <table:table-cell office:value-type="string" calcext:value-type="string">
            <text:p><text:a xlink:href="https://www.digikey.jp/product-detail/ja/texas-instruments/INA213AIDCKR/296-26072-1-ND/2254845" xlink:type="simple">https://www.digikey.jp/product-detail/ja/texas-instruments/INA213AIDCKR/296-26072-1-ND/2254845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table:style-name="ce6" office:value-type="string" calcext:value-type="string">
            <text:p>MAX3051ESA+</text:p>
          </table:table-cell>
          <table:table-cell table:style-name="ce2" office:value-type="string" calcext:value-type="string">
            <text:p>SOIC127P600X175-8N</text:p>
          </table:table-cell>
          <table:table-cell table:formula="of:=[$単体.D38]*10" office:value-type="float" office:value="10" calcext:value-type="float">
            <text:p>10</text:p>
          </table:table-cell>
          <table:table-cell office:value-type="float" office:value="368.9" calcext:value-type="float">
            <text:p>368.9</text:p>
          </table:table-cell>
          <table:table-cell table:formula="of:=[.D38]*[.E38]" office:value-type="float" office:value="3689" calcext:value-type="float">
            <text:p>3689</text:p>
          </table:table-cell>
          <table:table-cell office:value-type="string" calcext:value-type="string">
            <text:p><text:a xlink:href="https://www.digikey.jp/product-detail/ja/maxim-integrated/MAX3051ESA-T/MAX3051ESA-CT-ND/5402433" xlink:type="simple">https://www.digikey.jp/product-detail/ja/maxim-integrated/MAX3051ESA-T/MAX3051ESA-CT-ND/5402433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table:style-name="ce2" office:value-type="string" calcext:value-type="string">
            <text:p>MIC5219-3.3YMM</text:p>
          </table:table-cell>
          <table:table-cell table:style-name="ce2" office:value-type="string" calcext:value-type="string">
            <text:p>MSOP-8_MM</text:p>
          </table:table-cell>
          <table:table-cell table:formula="of:=[$単体.D39]*10"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table:formula="of:=[.D39]*[.E39]" office:value-type="float" office:value="1410" calcext:value-type="float">
            <text:p>1410</text:p>
          </table:table-cell>
          <table:table-cell office:value-type="string" calcext:value-type="string">
            <text:p><text:a xlink:href="https://www.digikey.jp/product-detail/ja/microchip-technology/MIC5219-3.3YMM-TR/MIC5219-3.3YMM-CT-ND/9450540" xlink:type="simple">https://www.digikey.jp/product-detail/ja/microchip-technology/MIC5219-3.3YMM-TR/MIC5219-3.3YMM-CT-ND/9450540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table:style-name="ce2" office:value-type="string" calcext:value-type="string">
            <text:p>LT6108-2</text:p>
          </table:table-cell>
          <table:table-cell table:style-name="ce2" office:value-type="string" calcext:value-type="string">
            <text:p>MSOP8</text:p>
          </table:table-cell>
          <table:table-cell table:formula="of:=[$単体.D40]*10"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table:formula="of:=[.D40]*[.E40]" office:value-type="float" office:value="3850" calcext:value-type="float">
            <text:p>3850</text:p>
          </table:table-cell>
          <table:table-cell office:value-type="string" calcext:value-type="string">
            <text:p><text:a xlink:href="https://www.digikey.jp/product-detail/ja/linear-technology-analog-devices/LT6108IMS8-2-PBF/LT6108IMS8-2-PBF-ND/2734947" xlink:type="simple">https://www.digikey.jp/product-detail/ja/linear-technology-analog-devices/LT6108IMS8-2-PBF/LT6108IMS8-2-PBF-ND/2734947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table:style-name="ce2" office:value-type="string" calcext:value-type="string">
            <text:p>LM5160QPWPRQ1</text:p>
          </table:table-cell>
          <table:table-cell table:style-name="ce2" office:value-type="string" calcext:value-type="string">
            <text:p>SOP65P640X110-15N</text:p>
          </table:table-cell>
          <table:table-cell table:formula="of:=[$単体.D41]*10" office:value-type="float" office:value="10" calcext:value-type="float">
            <text:p>10</text:p>
          </table:table-cell>
          <table:table-cell office:value-type="float" office:value="543.3" calcext:value-type="float">
            <text:p>543.3</text:p>
          </table:table-cell>
          <table:table-cell table:formula="of:=[.D41]*[.E41]" office:value-type="float" office:value="5433" calcext:value-type="float">
            <text:p>5433</text:p>
          </table:table-cell>
          <table:table-cell office:value-type="string" calcext:value-type="string">
            <text:p><text:a xlink:href="https://www.digikey.jp/product-detail/ja/texas-instruments/LM5160QPWPRQ1/296-42408-1-ND/5358045" xlink:type="simple">https://www.digikey.jp/product-detail/ja/texas-instruments/LM5160QPWPRQ1/296-42408-1-ND/5358045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table:style-name="ce2" office:value-type="string" calcext:value-type="string">
            <text:p>LPC1549JBD48</text:p>
          </table:table-cell>
          <table:table-cell table:style-name="ce2" office:value-type="string" calcext:value-type="string">
            <text:p>QFP48</text:p>
          </table:table-cell>
          <table:table-cell table:formula="of:=[$単体.D42]*10" office:value-type="float" office:value="10" calcext:value-type="float">
            <text:p>10</text:p>
          </table:table-cell>
          <table:table-cell office:value-type="float" office:value="780.8" calcext:value-type="float">
            <text:p>780.8</text:p>
          </table:table-cell>
          <table:table-cell table:formula="of:=[.D42]*[.E42]" office:value-type="float" office:value="7808" calcext:value-type="float">
            <text:p>7808</text:p>
          </table:table-cell>
          <table:table-cell office:value-type="string" calcext:value-type="string">
            <text:p><text:a xlink:href="https://www.digikey.jp/products/ja?keywords=LPC1549JBD48" xlink:type="simple">https://www.digikey.jp/products/ja?keywords=LPC1549JBD48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table:style-name="ce2" office:value-type="string" calcext:value-type="string">
            <text:p>TPD4S014DSQR</text:p>
          </table:table-cell>
          <table:table-cell/>
          <table:table-cell table:formula="of:=[$単体.D43]*10" office:value-type="float" office:value="10" calcext:value-type="float">
            <text:p>10</text:p>
          </table:table-cell>
          <table:table-cell office:value-type="float" office:value="183.1" calcext:value-type="float">
            <text:p>183.1</text:p>
          </table:table-cell>
          <table:table-cell table:formula="of:=[.D43]*[.E43]" office:value-type="float" office:value="1831" calcext:value-type="float">
            <text:p>1831</text:p>
          </table:table-cell>
          <table:table-cell office:value-type="string" calcext:value-type="string">
            <text:p><text:a xlink:href="https://www.digikey.jp/product-detail/ja/texas-instruments/TPD4S014DSQR/296-29093-1-ND/2688396" xlink:type="simple">https://www.digikey.jp/product-detail/ja/texas-instruments/TPD4S014DSQR/296-29093-1-ND/2688396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table:style-name="ce2" office:value-type="string" calcext:value-type="string">
            <text:p>UCC27212DPRT</text:p>
          </table:table-cell>
          <table:table-cell/>
          <table:table-cell table:formula="of:=[$単体.D44]*10" office:value-type="float" office:value="10" calcext:value-type="float">
            <text:p>10</text:p>
          </table:table-cell>
          <table:table-cell office:value-type="float" office:value="441.2" calcext:value-type="float">
            <text:p>441.2</text:p>
          </table:table-cell>
          <table:table-cell table:formula="of:=[.D44]*[.E44]" office:value-type="float" office:value="4412" calcext:value-type="float">
            <text:p>4412</text:p>
          </table:table-cell>
          <table:table-cell office:value-type="string" calcext:value-type="string">
            <text:p><text:a xlink:href="https://www.digikey.jp/product-detail/ja/texas-instruments/UCC27212DPRT/296-47091-1-ND/7596472" xlink:type="simple">https://www.digikey.jp/product-detail/ja/texas-instruments/UCC27212DPRT/296-47091-1-ND/7596472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table:style-name="ce2" office:value-type="string" calcext:value-type="string">
            <text:p>UCC27512DRSR</text:p>
          </table:table-cell>
          <table:table-cell/>
          <table:table-cell table:formula="of:=[$単体.D45]*10" office:value-type="float" office:value="10" calcext:value-type="float">
            <text:p>10</text:p>
          </table:table-cell>
          <table:table-cell office:value-type="float" office:value="155.3" calcext:value-type="float">
            <text:p>155.3</text:p>
          </table:table-cell>
          <table:table-cell table:formula="of:=[.D45]*[.E45]" office:value-type="float" office:value="1553" calcext:value-type="float">
            <text:p>1553</text:p>
          </table:table-cell>
          <table:table-cell office:value-type="string" calcext:value-type="string">
            <text:p><text:a xlink:href="https://www.digikey.jp/product-detail/ja/texas-instruments/UCC27512DRSR/296-34812-1-ND/3523717" xlink:type="simple">https://www.digikey.jp/product-detail/ja/texas-instruments/UCC27512DRSR/296-34812-1-ND/3523717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table:style-name="ce2" office:value-type="string" calcext:value-type="string">
            <text:p>UCC27524DGN-NOPAD</text:p>
          </table:table-cell>
          <table:table-cell/>
          <table:table-cell table:formula="of:=[$単体.D46]*10" office:value-type="float" office:value="10" calcext:value-type="float">
            <text:p>10</text:p>
          </table:table-cell>
          <table:table-cell office:value-type="float" office:value="185.1" calcext:value-type="float">
            <text:p>185.1</text:p>
          </table:table-cell>
          <table:table-cell table:formula="of:=[.D46]*[.E46]" office:value-type="float" office:value="1851" calcext:value-type="float">
            <text:p>1851</text:p>
          </table:table-cell>
          <table:table-cell office:value-type="string" calcext:value-type="string">
            <text:p><text:a xlink:href="https://www.digikey.jp/product-detail/ja/texas-instruments/UCC27524DGNR/296-30607-1-ND/3486672" xlink:type="simple">https://www.digikey.jp/product-detail/ja/texas-instruments/UCC27524DGNR/296-30607-1-ND/3486672</text:a></text:p>
          </table:table-cell>
        </table:table-row>
        <table:table-row table:style-name="ro1">
          <table:table-cell office:value-type="string" calcext:value-type="string">
            <text:p>IGBT</text:p>
          </table:table-cell>
          <table:table-cell table:style-name="ce2" office:value-type="string" calcext:value-type="string">
            <text:p>IXXH80N65B4 </text:p>
          </table:table-cell>
          <table:table-cell office:value-type="string" calcext:value-type="string">
            <text:p>TO247-3</text:p>
          </table:table-cell>
          <table:table-cell table:formula="of:=[$単体.D47]*10" office:value-type="float" office:value="20" calcext:value-type="float">
            <text:p>20</text:p>
          </table:table-cell>
          <table:table-cell office:value-type="float" office:value="772.7" calcext:value-type="float">
            <text:p>772.7</text:p>
          </table:table-cell>
          <table:table-cell table:formula="of:=[.D47]*[.E47]" office:value-type="float" office:value="15454" calcext:value-type="float">
            <text:p>15454</text:p>
          </table:table-cell>
          <table:table-cell office:value-type="string" calcext:value-type="string">
            <text:p><text:a xlink:href="https://www.digikey.jp/product-detail/ja/ixys/IXXH80N65B4/IXXH80N65B4-ND/3908803" xlink:type="simple">https://www.digikey.jp/product-detail/ja/ixys/IXXH80N65B4/IXXH80N65B4-ND/3908803</text:a>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table:style-name="ce1" office:value-type="string" calcext:value-type="string">
            <text:p>AO4444</text:p>
          </table:table-cell>
          <table:table-cell office:value-type="string" calcext:value-type="string">
            <text:p>SOIC8</text:p>
          </table:table-cell>
          <table:table-cell table:formula="of:=[$単体.D48]*10" office:value-type="float" office:value="20" calcext:value-type="float">
            <text:p>20</text:p>
          </table:table-cell>
          <table:table-cell office:value-type="float" office:value="187.2" calcext:value-type="float">
            <text:p>187.2</text:p>
          </table:table-cell>
          <table:table-cell table:formula="of:=[.D48]*[.E48]" office:value-type="float" office:value="3744" calcext:value-type="float">
            <text:p>3744</text:p>
          </table:table-cell>
          <table:table-cell office:value-type="string" calcext:value-type="string">
            <text:p><text:a xlink:href="https://www.digikey.jp/product-detail/ja/vishay-siliconix/SI4090DY-T1-GE3/SI4090DY-T1-GE3CT-ND/3458171" xlink:type="simple">https://www.digikey.jp/product-detail/ja/vishay-siliconix/SI4090DY-T1-GE3/SI4090DY-T1-GE3CT-ND/3458171</text:a>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table:style-name="ce1" office:value-type="string" calcext:value-type="string">
            <text:p>BSP130</text:p>
          </table:table-cell>
          <table:table-cell office:value-type="string" calcext:value-type="string">
            <text:p>SOT23-3</text:p>
          </table:table-cell>
          <table:table-cell table:formula="of:=[$単体.D49]*10" office:value-type="float" office:value="10" calcext:value-type="float">
            <text:p>10</text:p>
          </table:table-cell>
          <table:table-cell office:value-type="float" office:value="90.2" calcext:value-type="float">
            <text:p>90.2</text:p>
          </table:table-cell>
          <table:table-cell table:formula="of:=[.D49]*[.E49]" office:value-type="float" office:value="902" calcext:value-type="float">
            <text:p>902</text:p>
          </table:table-cell>
          <table:table-cell office:value-type="string" calcext:value-type="string">
            <text:p><text:a xlink:href="https://www.digikey.jp/product-detail/ja/nexperia-usa-inc/BSP130115/1727-4928-1-ND/2531507" xlink:type="simple">https://www.digikey.jp/product-detail/ja/nexperia-usa-inc/BSP130115/1727-4928-1-ND/2531507</text:a>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table:style-name="ce1" office:value-type="string" calcext:value-type="string">
            <text:p>BSS138</text:p>
          </table:table-cell>
          <table:table-cell office:value-type="string" calcext:value-type="string">
            <text:p>SOT23-3</text:p>
          </table:table-cell>
          <table:table-cell table:formula="of:=[$単体.D50]*10" office:value-type="float" office:value="10" calcext:value-type="float">
            <text:p>10</text:p>
          </table:table-cell>
          <table:table-cell office:value-type="float" office:value="34.6" calcext:value-type="float">
            <text:p>34.6</text:p>
          </table:table-cell>
          <table:table-cell table:formula="of:=[.D50]*[.E50]" office:value-type="float" office:value="346" calcext:value-type="float">
            <text:p>346</text:p>
          </table:table-cell>
          <table:table-cell office:value-type="string" calcext:value-type="string">
            <text:p><text:a xlink:href="https://www.digikey.jp/product-detail/ja/on-semiconductor/BSS138/BSS138CT-ND/244294" xlink:type="simple">https://www.digikey.jp/product-detail/ja/on-semiconductor/BSS138/BSS138CT-ND/244294</text:a>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table:style-name="ce1" office:value-type="string" calcext:value-type="string">
            <text:p>TK12P60W</text:p>
          </table:table-cell>
          <table:table-cell office:value-type="string" calcext:value-type="string">
            <text:p>DPAK-3</text:p>
          </table:table-cell>
          <table:table-cell table:formula="of:=[$単体.D51]*10" office:value-type="float" office:value="10" calcext:value-type="float">
            <text:p>10</text:p>
          </table:table-cell>
          <table:table-cell office:value-type="float" office:value="334.3" calcext:value-type="float">
            <text:p>334.3</text:p>
          </table:table-cell>
          <table:table-cell table:formula="of:=[.D51]*[.E51]" office:value-type="float" office:value="3343" calcext:value-type="float">
            <text:p>3343</text:p>
          </table:table-cell>
          <table:table-cell office:value-type="string" calcext:value-type="string">
            <text:p><text:a xlink:href="https://www.digikey.jp/product-detail/ja/infineon-technologies/IPD80R280P7ATMA1/IPD80R280P7ATMA1CT-ND/6228209" xlink:type="simple">https://www.digikey.jp/product-detail/ja/infineon-technologies/IPD80R280P7ATMA1/IPD80R280P7ATMA1CT-ND/6228209</text:a>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table:style-name="ce2" office:value-type="string" calcext:value-type="string">
            <text:p>ZXTN08400BFF</text:p>
          </table:table-cell>
          <table:table-cell office:value-type="string" calcext:value-type="string">
            <text:p>SOT23-3</text:p>
          </table:table-cell>
          <table:table-cell table:formula="of:=[$単体.D52]*10" office:value-type="float" office:value="10" calcext:value-type="float">
            <text:p>10</text:p>
          </table:table-cell>
          <table:table-cell office:value-type="float" office:value="30.4" calcext:value-type="float">
            <text:p>30.4</text:p>
          </table:table-cell>
          <table:table-cell table:formula="of:=[.D52]*[.E52]" office:value-type="float" office:value="304" calcext:value-type="float">
            <text:p>304</text:p>
          </table:table-cell>
          <table:table-cell office:value-type="string" calcext:value-type="string">
            <text:p><text:a xlink:href="https://www.digikey.jp/product-detail/ja/on-semiconductor/FJV42MTF/FJV42MTFCT-ND/4553174" xlink:type="simple">https://www.digikey.jp/product-detail/ja/on-semiconductor/FJV42MTF/FJV42MTFCT-ND/4553174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table:style-name="ce2" office:value-type="string" calcext:value-type="string">
            <text:p>US5G-TP</text:p>
          </table:table-cell>
          <table:table-cell office:value-type="string" calcext:value-type="string">
            <text:p>DO214-AB</text:p>
          </table:table-cell>
          <table:table-cell table:formula="of:=[$単体.D53]*10" office:value-type="float" office:value="10" calcext:value-type="float">
            <text:p>10</text:p>
          </table:table-cell>
          <table:table-cell office:value-type="float" office:value="52.3" calcext:value-type="float">
            <text:p>52.3</text:p>
          </table:table-cell>
          <table:table-cell table:formula="of:=[.D53]*[.E53]" office:value-type="float" office:value="523" calcext:value-type="float">
            <text:p>523</text:p>
          </table:table-cell>
          <table:table-cell office:value-type="string" calcext:value-type="string">
            <text:p><text:a xlink:href="https://www.digikey.jp/product-detail/ja/micro-commercial-co/US5G-TP/US5G-TPMSCT-ND/8554572" xlink:type="simple">https://www.digikey.jp/product-detail/ja/micro-commercial-co/US5G-TP/US5G-TPMSCT-ND/8554572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table:style-name="ce1" office:value-type="string" calcext:value-type="string">
            <text:p>SMAJ300</text:p>
          </table:table-cell>
          <table:table-cell office:value-type="string" calcext:value-type="string">
            <text:p>DO-214AC</text:p>
          </table:table-cell>
          <table:table-cell table:formula="of:=[$単体.D54]*10" office:value-type="float" office:value="10" calcext:value-type="float">
            <text:p>10</text:p>
          </table:table-cell>
          <table:table-cell office:value-type="float" office:value="56.9" calcext:value-type="float">
            <text:p>56.9</text:p>
          </table:table-cell>
          <table:table-cell table:formula="of:=[.D54]*[.E54]" office:value-type="float" office:value="569" calcext:value-type="float">
            <text:p>569</text:p>
          </table:table-cell>
          <table:table-cell office:value-type="string" calcext:value-type="string">
            <text:p><text:a xlink:href="https://www.digikey.jp/product-detail/ja/littelfuse-inc/SMAJ300A/SMAJ300ALFCT-ND/762560" xlink:type="simple">https://www.digikey.jp/product-detail/ja/littelfuse-inc/SMAJ300A/SMAJ300ALFCT-ND/762560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table:style-name="ce2" office:value-type="string" calcext:value-type="string">
            <text:p>SMAJP4KE30A</text:p>
          </table:table-cell>
          <table:table-cell office:value-type="string" calcext:value-type="string">
            <text:p>DO-214AC</text:p>
          </table:table-cell>
          <table:table-cell table:formula="of:=[$単体.D55]*10" office:value-type="float" office:value="10" calcext:value-type="float">
            <text:p>10</text:p>
          </table:table-cell>
          <table:table-cell office:value-type="float" office:value="42.9" calcext:value-type="float">
            <text:p>42.9</text:p>
          </table:table-cell>
          <table:table-cell table:formula="of:=[.D55]*[.E55]" office:value-type="float" office:value="429" calcext:value-type="float">
            <text:p>429</text:p>
          </table:table-cell>
          <table:table-cell office:value-type="string" calcext:value-type="string">
            <text:p><text:a xlink:href="https://www.digikey.jp/product-detail/ja/micro-commercial-co/SMAJP4KE30A-TP/SMAJP4KE30A-TPMSCT-ND/7681713" xlink:type="simple">https://www.digikey.jp/product-detail/ja/micro-commercial-co/SMAJP4KE30A-TP/SMAJP4KE30A-TPMSCT-ND/7681713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table:style-name="ce1" office:value-type="string" calcext:value-type="string">
            <text:p>AS4PG</text:p>
          </table:table-cell>
          <table:table-cell office:value-type="string" calcext:value-type="string">
            <text:p>SMPC</text:p>
          </table:table-cell>
          <table:table-cell table:formula="of:=[$単体.D56]*10" office:value-type="float" office:value="20" calcext:value-type="float">
            <text:p>20</text:p>
          </table:table-cell>
          <table:table-cell office:value-type="float" office:value="77.9" calcext:value-type="float">
            <text:p>77.9</text:p>
          </table:table-cell>
          <table:table-cell table:formula="of:=[.D56]*[.E56]" office:value-type="float" office:value="1558" calcext:value-type="float">
            <text:p>1558</text:p>
          </table:table-cell>
          <table:table-cell office:value-type="string" calcext:value-type="string">
            <text:p><text:a xlink:href="https://www.digikey.jp/product-detail/ja/vishay-semiconductor-diodes-division/AS4PG-M3-86A/AS4PG-M3-86AGICT-ND/2709013" xlink:type="simple">https://www.digikey.jp/product-detail/ja/vishay-semiconductor-diodes-division/AS4PG-M3-86A/AS4PG-M3-86AGICT-ND/2709013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table:style-name="ce2" office:value-type="string" calcext:value-type="string">
            <text:p>SDM2U40CSP</text:p>
          </table:table-cell>
          <table:table-cell table:style-name="ce2" office:value-type="string" calcext:value-type="string">
            <text:p>WLB1608</text:p>
          </table:table-cell>
          <table:table-cell table:formula="of:=[$単体.D57]*10"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formula="of:=[.D57]*[.E57]" office:value-type="float" office:value="820" calcext:value-type="float">
            <text:p>820</text:p>
          </table:table-cell>
          <table:table-cell office:value-type="string" calcext:value-type="string">
            <text:p><text:a xlink:href="https://www.digikey.jp/product-detail/ja/diodes-incorporated/SDM2U40CSP-7B/SDM2U40CSP-7BDICT-ND/6013037" xlink:type="simple">https://www.digikey.jp/product-detail/ja/diodes-incorporated/SDM2U40CSP-7B/SDM2U40CSP-7BDICT-ND/6013037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table:style-name="ce1" office:value-type="string" calcext:value-type="string">
            <text:p>RB520S</text:p>
          </table:table-cell>
          <table:table-cell office:value-type="string" calcext:value-type="string">
            <text:p>SOD523</text:p>
          </table:table-cell>
          <table:table-cell table:formula="of:=[$単体.D58]*10" office:value-type="float" office:value="50" calcext:value-type="float">
            <text:p>50</text:p>
          </table:table-cell>
          <table:table-cell office:value-type="float" office:value="20.4" calcext:value-type="float">
            <text:p>20.4</text:p>
          </table:table-cell>
          <table:table-cell table:formula="of:=[.D58]*[.E58]" office:value-type="float" office:value="1020" calcext:value-type="float">
            <text:p>1020</text:p>
          </table:table-cell>
          <table:table-cell office:value-type="string" calcext:value-type="string">
            <text:p><text:a xlink:href="https://www.digikey.jp/product-detail/ja/on-semiconductor/RB520S30T1G/RB520S30T1GOSCT-ND/964626" xlink:type="simple">https://www.digikey.jp/product-detail/ja/on-semiconductor/RB520S30T1G/RB520S30T1GOSCT-ND/964626</text:a>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table:style-name="ce1" office:value-type="string" calcext:value-type="string">
            <text:p>赤</text:p>
          </table:table-cell>
          <table:table-cell office:value-type="float" office:value="1608" calcext:value-type="float">
            <text:p>1608</text:p>
          </table:table-cell>
          <table:table-cell table:formula="of:=[$単体.D59]*10" office:value-type="float" office:value="30" calcext:value-type="float">
            <text:p>30</text:p>
          </table:table-cell>
          <table:table-cell/>
          <table:table-cell table:formula="of:=[.D59]*[.E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style-name="ce1" office:value-type="string" calcext:value-type="string">
            <text:p>緑</text:p>
          </table:table-cell>
          <table:table-cell office:value-type="float" office:value="1608" calcext:value-type="float">
            <text:p>1608</text:p>
          </table:table-cell>
          <table:table-cell table:formula="of:=[$単体.D60]*10" office:value-type="float" office:value="10" calcext:value-type="float">
            <text:p>10</text:p>
          </table:table-cell>
          <table:table-cell/>
          <table:table-cell table:formula="of:=[.D60]*[.E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style-name="ce1" office:value-type="string" calcext:value-type="string">
            <text:p>白</text:p>
          </table:table-cell>
          <table:table-cell office:value-type="float" office:value="1608" calcext:value-type="float">
            <text:p>1608</text:p>
          </table:table-cell>
          <table:table-cell table:formula="of:=[$単体.D61]*10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61]*[.E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発振子</text:p>
          </table:table-cell>
          <table:table-cell table:style-name="ce1" office:value-type="string" calcext:value-type="string">
            <text:p>FA238V</text:p>
          </table:table-cell>
          <table:table-cell/>
          <table:table-cell table:formula="of:=[$単体.D62]*10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formula="of:=[.D62]*[.E62]" office:value-type="float" office:value="1200" calcext:value-type="float">
            <text:p>1200</text:p>
          </table:table-cell>
          <table:table-cell office:value-type="string" calcext:value-type="string">
            <text:p><text:a xlink:href="https://www.digikey.jp/product-detail/ja/epson/FA-238V-12.0000MB-K3/SER3682CT-ND/2403455" xlink:type="simple">https://www.digikey.jp/product-detail/ja/epson/FA-238V-12.0000MB-K3/SER3682CT-ND/2403455</text:a></text:p>
          </table:table-cell>
        </table:table-row>
        <table:table-row table:style-name="ro1">
          <table:table-cell office:value-type="string" calcext:value-type="string">
            <text:p>コネクタ</text:p>
          </table:table-cell>
          <table:table-cell table:style-name="ce2" office:value-type="string" calcext:value-type="string">
            <text:p>5569-02A2</text:p>
          </table:table-cell>
          <table:table-cell/>
          <table:table-cell table:formula="of:=[$単体.D63]*10" office:value-type="float" office:value="20" calcext:value-type="float">
            <text:p>20</text:p>
          </table:table-cell>
          <table:table-cell office:value-type="float" office:value="112.9" calcext:value-type="float">
            <text:p>112.9</text:p>
          </table:table-cell>
          <table:table-cell table:formula="of:=[.D63]*[.E63]" office:value-type="float" office:value="2258" calcext:value-type="float">
            <text:p>2258</text:p>
          </table:table-cell>
          <table:table-cell office:value-type="string" calcext:value-type="string">
            <text:p><text:a xlink:href="https://www.digikey.jp/products/ja?keywords=39-30-1021" xlink:type="simple">https://www.digikey.jp/products/ja?keywords=39-30-1021</text:a></text:p>
          </table:table-cell>
        </table:table-row>
        <table:table-row table:style-name="ro1">
          <table:table-cell office:value-type="string" calcext:value-type="string">
            <text:p>コネクタ</text:p>
          </table:table-cell>
          <table:table-cell table:style-name="ce2" office:value-type="string" calcext:value-type="string">
            <text:p>SM03B-ZESS-TB</text:p>
          </table:table-cell>
          <table:table-cell/>
          <table:table-cell table:formula="of:=[$単体.D64]*10"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formula="of:=[.D64]*[.E64]" office:value-type="float" office:value="720" calcext:value-type="float">
            <text:p>720</text:p>
          </table:table-cell>
          <table:table-cell office:value-type="string" calcext:value-type="string">
            <text:p><text:a xlink:href="https://www.digikey.jp/product-detail/ja/jst-sales-america-inc/SM03B-ZESS-TB-LF-SN/455-2396-1-ND/1887049" xlink:type="simple">https://www.digikey.jp/product-detail/ja/jst-sales-america-inc/SM03B-ZESS-TB-LF-SN/455-2396-1-ND/1887049</text:a></text:p>
          </table:table-cell>
        </table:table-row>
        <table:table-row table:style-name="ro1">
          <table:table-cell office:value-type="string" calcext:value-type="string">
            <text:p>コネクタ</text:p>
          </table:table-cell>
          <table:table-cell table:style-name="ce1" office:value-type="string" calcext:value-type="string">
            <text:p>Micro USB</text:p>
          </table:table-cell>
          <table:table-cell/>
          <table:table-cell table:formula="of:=[$単体.D65]*10" office:value-type="float" office:value="10" calcext:value-type="float">
            <text:p>10</text:p>
          </table:table-cell>
          <table:table-cell office:value-type="float" office:value="86.4" calcext:value-type="float">
            <text:p>86.4</text:p>
          </table:table-cell>
          <table:table-cell table:formula="of:=[.D65]*[.E65]" office:value-type="float" office:value="864" calcext:value-type="float">
            <text:p>864</text:p>
          </table:table-cell>
          <table:table-cell office:value-type="string" calcext:value-type="string">
            <text:p><text:a xlink:href="https://www.digikey.jp/product-detail/ja/hirose-electric-co-ltd/ZX62-AB-5PA-31/H125279CT-ND/5994741" xlink:type="simple">https://www.digikey.jp/product-detail/ja/hirose-electric-co-ltd/ZX62-AB-5PA-31/H125279CT-ND/5994741</text:a></text:p>
          </table:table-cell>
        </table:table-row>
        <table:table-row table:style-name="ro1">
          <table:table-cell office:value-type="string" calcext:value-type="string">
            <text:p>スイッチ</text:p>
          </table:table-cell>
          <table:table-cell table:style-name="ce1" office:value-type="string" calcext:value-type="string">
            <text:p>SKRP</text:p>
          </table:table-cell>
          <table:table-cell/>
          <table:table-cell table:formula="of:=[$単体.D66]*10" office:value-type="float" office:value="20" calcext:value-type="float">
            <text:p>20</text:p>
          </table:table-cell>
          <table:table-cell/>
          <table:table-cell table:formula="of:=[.D66]*[.E66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</table:table-row>
        <table:table-row table:style-name="ro1">
          <table:table-cell table:style-name="Default" office:value-type="string" calcext:value-type="string">
            <text:p>合計</text:p>
          </table:table-cell>
          <table:table-cell table:style-name="Default" table:number-columns-repeated="2"/>
          <table:table-cell table:number-columns-repeated="2"/>
          <table:table-cell table:formula="of:=SUM([.F2:.F66])" office:value-type="float" office:value="84135.2" calcext:value-type="float">
            <text:p>84135.2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基板単価</text:p>
          </table:table-cell>
          <table:table-cell table:style-name="Default" table:number-columns-repeated="2"/>
          <table:table-cell table:number-columns-repeated="2"/>
          <table:table-cell table:formula="of:=[.F68]/10" office:value-type="float" office:value="8413.52" calcext:value-type="float">
            <text:p>8413.52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L Gothic" svg:font-family="'VL Gothi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00/00/00</text:date>, <text:time style:data-style-name="N2" text:time-value="21:26:09.82602460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09:35:21.480000000</meta:creation-date>
    <dc:date>2018-09-18T12:46:57.082678109</dc:date>
    <meta:editing-duration>P4DT13H57M5S</meta:editing-duration>
    <meta:editing-cycles>10</meta:editing-cycles>
    <meta:generator>LibreOffice/6.0.6.2$Linux_X86_64 LibreOffice_project/00$Build-2</meta:generator>
    <meta:document-statistic meta:table-count="2" meta:cell-count="897" meta:object-count="0"/>
  </office:meta>
</office:document-meta>
</file>